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erif1" svg:font-family="FreeSerif" style:font-family-generic="roman"/>
    <style:font-face style:name="FreeSans5" svg:font-family="FreeSans" style:font-family-generic="swiss"/>
    <style:font-face style:name="FreeSerif" svg:font-family="FreeSerif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2" svg:font-family="FreeSans" style:font-adornments="Bold" style:font-family-generic="swiss" style:font-pitch="variable"/>
    <style:font-face style:name="FreeSans1" svg:font-family="FreeSans" style:font-adornments="Bold Oblique" style:font-family-generic="swiss" style:font-pitch="variable"/>
    <style:font-face style:name="FreeSans3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4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689cm" table:align="left"/>
    </style:style>
    <style:style style:name="Table1.A" style:family="table-column">
      <style:table-column-properties style:column-width="0.998cm"/>
    </style:style>
    <style:style style:name="Table1.B" style:family="table-column">
      <style:table-column-properties style:column-width="5.701cm"/>
    </style:style>
    <style:style style:name="Table1.C" style:family="table-column">
      <style:table-column-properties style:column-width="6.001cm"/>
    </style:style>
    <style:style style:name="Table1.E" style:family="table-column">
      <style:table-column-properties style:column-width="5.997cm"/>
    </style:style>
    <style:style style:name="Table1.F" style:family="table-column">
      <style:table-column-properties style:column-width="0.991cm"/>
    </style:style>
    <style:style style:name="Table1.A1" style:family="table-cell">
      <style:table-cell-properties fo:background-color="transparent" style:border-line-width-left="0.018cm 0.018cm 0.018cm" style:border-line-width-top="0.018cm 0.018cm 0.018cm" fo:padding="0.097cm" fo:border-left="1.5pt double #000000" fo:border-right="none" fo:border-top="1.5pt double #000000" fo:border-bottom="0.05pt solid #000000">
        <style:background-image/>
      </style:table-cell-properties>
    </style:style>
    <style:style style:name="Table1.B1" style:family="table-cell">
      <style:table-cell-properties fo:background-color="transparent" style:border-line-width-top="0.018cm 0.018cm 0.018cm" fo:padding="0.097cm" fo:border-left="0.05pt solid #000000" fo:border-right="none" fo:border-top="1.5pt double #000000" fo:border-bottom="0.05pt solid #000000">
        <style:background-image/>
      </style:table-cell-properties>
    </style:style>
    <style:style style:name="Table1.F1" style:family="table-cell">
      <style:table-cell-properties fo:background-color="transparent" style:border-line-width-right="0.018cm 0.018cm 0.018cm" style:border-line-width-top="0.018cm 0.018cm 0.018cm" fo:padding="0.097cm" fo:border-left="0.05pt solid #000000" fo:border-right="1.5pt double #000000" fo:border-top="1.5pt double #000000" fo:border-bottom="0.05pt solid #000000">
        <style:background-image/>
      </style:table-cell-properties>
    </style:style>
    <style:style style:name="Table1.A2" style:family="table-cell">
      <style:table-cell-properties fo:background-color="transparent" style:border-line-width-left="0.018cm 0.018cm 0.018cm" fo:padding="0.097cm" fo:border-left="1.5pt double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fo:background-color="transparent" style:border-line-width-right="0.018cm 0.018cm 0.018cm" fo:padding="0.097cm" fo:border-left="0.05pt solid #000000" fo:border-right="1.5pt double #000000" fo:border-top="none" fo:border-bottom="0.05pt solid #000000">
        <style:background-image/>
      </style:table-cell-properties>
    </style:style>
    <style:style style:name="Table1.A9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10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11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12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none" fo:border-top="none" fo:border-bottom="0.05pt solid #000000"/>
    </style:style>
    <style:style style:name="Table1.F12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13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none" fo:border-top="none" fo:border-bottom="0.05pt solid #000000"/>
    </style:style>
    <style:style style:name="Table1.F13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14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none" fo:border-top="none" fo:border-bottom="0.05pt solid #000000"/>
    </style:style>
    <style:style style:name="Table1.F14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15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none" fo:border-top="none" fo:border-bottom="0.05pt solid #000000"/>
    </style:style>
    <style:style style:name="Table1.F15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16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none" fo:border-top="none" fo:border-bottom="0.05pt solid #000000"/>
    </style:style>
    <style:style style:name="Table1.F16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17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none" fo:border-top="none" fo:border-bottom="0.05pt solid #000000"/>
    </style:style>
    <style:style style:name="Table1.E17" style:family="table-cell">
      <style:table-cell-properties fo:padding="0.097cm" fo:border-left="0.05pt solid #000000" fo:border-right="none" fo:border-top="none" fo:border-bottom="0.05pt solid #000000"/>
    </style:style>
    <style:style style:name="Table1.F17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18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none" fo:border-top="none" fo:border-bottom="0.05pt solid #000000"/>
    </style:style>
    <style:style style:name="Table1.E18" style:family="table-cell">
      <style:table-cell-properties fo:padding="0.097cm" fo:border-left="0.05pt solid #000000" fo:border-right="none" fo:border-top="none" fo:border-bottom="0.05pt solid #000000"/>
    </style:style>
    <style:style style:name="Table1.F18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19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none" fo:border-top="none" fo:border-bottom="0.05pt solid #000000"/>
    </style:style>
    <style:style style:name="Table1.E19" style:family="table-cell">
      <style:table-cell-properties fo:padding="0.097cm" fo:border-left="0.05pt solid #000000" fo:border-right="none" fo:border-top="none" fo:border-bottom="0.05pt solid #000000"/>
    </style:style>
    <style:style style:name="Table1.F19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20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none" fo:border-top="none" fo:border-bottom="0.05pt solid #000000"/>
    </style:style>
    <style:style style:name="Table1.F20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21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none" fo:border-top="none" fo:border-bottom="0.05pt solid #000000"/>
    </style:style>
    <style:style style:name="Table1.F21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22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none" fo:border-top="none" fo:border-bottom="0.05pt solid #000000"/>
    </style:style>
    <style:style style:name="Table1.E22" style:family="table-cell">
      <style:table-cell-properties fo:padding="0.097cm" fo:border-left="0.05pt solid #000000" fo:border-right="none" fo:border-top="none" fo:border-bottom="0.05pt solid #000000"/>
    </style:style>
    <style:style style:name="Table1.F22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23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none" fo:border-top="none" fo:border-bottom="0.05pt solid #000000"/>
    </style:style>
    <style:style style:name="Table1.E23" style:family="table-cell">
      <style:table-cell-properties fo:padding="0.097cm" fo:border-left="0.05pt solid #000000" fo:border-right="none" fo:border-top="none" fo:border-bottom="0.05pt solid #000000"/>
    </style:style>
    <style:style style:name="Table1.F23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24" style:family="table-cell">
      <style:table-cell-properties style:border-line-width-left="0.018cm 0.018cm 0.018cm" style:border-line-width-bottom="0.018cm 0.018cm 0.018cm" fo:padding="0.097cm" fo:border-left="1.5pt double #000000" fo:border-right="none" fo:border-top="none" fo:border-bottom="1.5pt double #000000"/>
    </style:style>
    <style:style style:name="Table1.B24" style:family="table-cell">
      <style:table-cell-properties style:border-line-width-bottom="0.018cm 0.018cm 0.018cm" fo:padding="0.097cm" fo:border-left="0.05pt solid #000000" fo:border-right="none" fo:border-top="none" fo:border-bottom="1.5pt double #000000"/>
    </style:style>
    <style:style style:name="Table1.C24" style:family="table-cell">
      <style:table-cell-properties style:border-line-width-bottom="0.018cm 0.018cm 0.018cm" fo:padding="0.097cm" fo:border-left="0.05pt solid #000000" fo:border-right="none" fo:border-top="none" fo:border-bottom="1.5pt double #000000"/>
    </style:style>
    <style:style style:name="Table1.D24" style:family="table-cell">
      <style:table-cell-properties style:border-line-width-bottom="0.018cm 0.018cm 0.018cm" fo:padding="0.097cm" fo:border-left="0.05pt solid #000000" fo:border-right="none" fo:border-top="none" fo:border-bottom="1.5pt double #000000"/>
    </style:style>
    <style:style style:name="Table1.E24" style:family="table-cell">
      <style:table-cell-properties style:border-line-width-bottom="0.018cm 0.018cm 0.018cm" fo:padding="0.097cm" fo:border-left="0.05pt solid #000000" fo:border-right="none" fo:border-top="none" fo:border-bottom="1.5pt double #000000"/>
    </style:style>
    <style:style style:name="Table1.F24" style:family="table-cell">
      <style:table-cell-properties style:border-line-width-right="0.018cm 0.018cm 0.018cm" style:border-line-width-bottom="0.018cm 0.018cm 0.018cm" fo:padding="0.097cm" fo:border-left="0.05pt solid #000000" fo:border-right="1.5pt double #000000" fo:border-top="none" fo:border-bottom="1.5pt double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7.497cm"/>
        </style:tab-stops>
      </style:paragraph-properties>
      <style:text-properties style:font-name="FreeSerif" officeooo:rsid="000d9034" officeooo:paragraph-rsid="000d9034"/>
    </style:style>
    <style:style style:name="P3" style:family="paragraph" style:parent-style-name="Table_20_Contents">
      <style:paragraph-properties fo:text-align="center" style:justify-single-word="false"/>
      <style:text-properties style:font-name="FreeSerif" fo:font-size="12pt" officeooo:paragraph-rsid="00338150" style:font-name-asian="Droid Sans Fallback" style:font-size-asian="12pt" style:font-name-complex="FreeSans4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FreeSerif" fo:font-size="12pt" officeooo:paragraph-rsid="0089c71a" style:font-name-asian="Droid Sans Fallback" style:font-size-asian="12pt" style:font-name-complex="FreeSans4" style:font-size-complex="12pt"/>
    </style:style>
    <style:style style:name="P5" style:family="paragraph" style:parent-style-name="Table_20_Contents">
      <style:text-properties style:font-name="FreeSerif" fo:font-size="12pt" officeooo:rsid="008337d3" officeooo:paragraph-rsid="008337d3" style:font-name-asian="FreeSerif1" style:font-size-asian="12pt" style:font-name-complex="FreeSerif1" style:font-size-complex="12pt"/>
    </style:style>
    <style:style style:name="P6" style:family="paragraph" style:parent-style-name="Table_20_Contents">
      <style:text-properties style:font-name="FreeSerif" fo:font-size="12pt" officeooo:rsid="00591af0" officeooo:paragraph-rsid="00840f23" style:font-name-asian="FreeSerif1" style:font-size-asian="12pt" style:font-name-complex="FreeSerif1" style:font-size-complex="12pt"/>
    </style:style>
    <style:style style:name="P7" style:family="paragraph" style:parent-style-name="Table_20_Contents">
      <style:text-properties style:font-name="FreeSerif" fo:font-size="12pt" officeooo:rsid="001e13a3" officeooo:paragraph-rsid="009e4ba0" style:font-name-asian="FreeSerif1" style:font-size-asian="12pt" style:font-name-complex="FreeSerif1" style:font-size-complex="12pt"/>
    </style:style>
    <style:style style:name="P8" style:family="paragraph" style:parent-style-name="Table_20_Contents">
      <style:text-properties style:font-name="FreeSerif" fo:font-size="12pt" officeooo:rsid="001e13a3" officeooo:paragraph-rsid="009e5912" style:font-name-asian="FreeSerif1" style:font-size-asian="12pt" style:font-name-complex="FreeSerif1" style:font-size-complex="12pt"/>
    </style:style>
    <style:style style:name="P9" style:family="paragraph" style:parent-style-name="Table_20_Contents">
      <style:text-properties style:font-name="FreeSerif" officeooo:rsid="001e13a3" officeooo:paragraph-rsid="00338150"/>
    </style:style>
    <style:style style:name="P10" style:family="paragraph" style:parent-style-name="Table_20_Contents">
      <style:text-properties style:font-name="FreeSerif" officeooo:rsid="003a20d5" officeooo:paragraph-rsid="003a20d5"/>
    </style:style>
    <style:style style:name="P11" style:family="paragraph" style:parent-style-name="Table_20_Contents">
      <style:text-properties style:font-name="FreeSerif" officeooo:rsid="003b7e1b" officeooo:paragraph-rsid="003cf5e8"/>
    </style:style>
    <style:style style:name="P12" style:family="paragraph" style:parent-style-name="Table_20_Contents">
      <style:text-properties style:font-name="FreeSerif" officeooo:rsid="003b7e1b" officeooo:paragraph-rsid="003e1cda"/>
    </style:style>
    <style:style style:name="P13" style:family="paragraph" style:parent-style-name="Table_20_Contents">
      <style:text-properties style:font-name="FreeSerif" officeooo:rsid="003cf5e8" officeooo:paragraph-rsid="003cf5e8"/>
    </style:style>
    <style:style style:name="P14" style:family="paragraph" style:parent-style-name="Table_20_Contents">
      <style:text-properties style:font-name="FreeSerif" officeooo:rsid="0040e725" officeooo:paragraph-rsid="0040e725"/>
    </style:style>
    <style:style style:name="P15" style:family="paragraph" style:parent-style-name="Table_20_Contents">
      <style:text-properties style:font-name="FreeSerif" officeooo:rsid="00457187" officeooo:paragraph-rsid="00457187"/>
    </style:style>
    <style:style style:name="P16" style:family="paragraph" style:parent-style-name="Table_20_Contents">
      <style:text-properties style:font-name="FreeSerif" officeooo:rsid="0045c1c8" officeooo:paragraph-rsid="0045c1c8"/>
    </style:style>
    <style:style style:name="P17" style:family="paragraph" style:parent-style-name="Table_20_Contents">
      <style:text-properties style:font-name="FreeSerif" officeooo:rsid="00571c08" officeooo:paragraph-rsid="0057944c"/>
    </style:style>
    <style:style style:name="P18" style:family="paragraph" style:parent-style-name="Table_20_Contents">
      <style:text-properties style:font-name="FreeSerif" officeooo:rsid="0057944c" officeooo:paragraph-rsid="0057944c"/>
    </style:style>
    <style:style style:name="P19" style:family="paragraph" style:parent-style-name="Table_20_Contents">
      <style:text-properties style:font-name="FreeSerif" officeooo:rsid="0057944c" officeooo:paragraph-rsid="00598dcb"/>
    </style:style>
    <style:style style:name="P20" style:family="paragraph" style:parent-style-name="Table_20_Contents">
      <style:text-properties style:font-name="FreeSerif" officeooo:rsid="0058ca6f" officeooo:paragraph-rsid="0058ca6f"/>
    </style:style>
    <style:style style:name="P21" style:family="paragraph" style:parent-style-name="Table_20_Contents">
      <style:text-properties style:font-name="FreeSerif" officeooo:rsid="00591af0" officeooo:paragraph-rsid="00591af0"/>
    </style:style>
    <style:style style:name="P22" style:family="paragraph" style:parent-style-name="Table_20_Contents">
      <style:text-properties style:font-name="FreeSerif" officeooo:rsid="00598dcb" officeooo:paragraph-rsid="00598dcb"/>
    </style:style>
    <style:style style:name="P23" style:family="paragraph" style:parent-style-name="Table_20_Contents">
      <style:text-properties style:font-name="FreeSerif" officeooo:rsid="007dfe8e" officeooo:paragraph-rsid="007dfe8e"/>
    </style:style>
    <style:style style:name="P24" style:family="paragraph" style:parent-style-name="Table_20_Contents">
      <style:text-properties style:font-name="FreeSerif" officeooo:rsid="0080c9f4" officeooo:paragraph-rsid="0080c9f4"/>
    </style:style>
    <style:style style:name="P25" style:family="paragraph" style:parent-style-name="Table_20_Contents">
      <style:text-properties style:font-name="FreeSerif" officeooo:rsid="00822766" officeooo:paragraph-rsid="008337d3"/>
    </style:style>
    <style:style style:name="P26" style:family="paragraph" style:parent-style-name="Table_20_Contents">
      <style:text-properties style:font-name="FreeSerif" officeooo:rsid="008337d3" officeooo:paragraph-rsid="008337d3"/>
    </style:style>
    <style:style style:name="P27" style:family="paragraph" style:parent-style-name="Table_20_Contents">
      <style:text-properties style:font-name="FreeSerif" officeooo:rsid="00843e2d" officeooo:paragraph-rsid="00843e2d"/>
    </style:style>
    <style:style style:name="P28" style:family="paragraph" style:parent-style-name="Table_20_Contents">
      <style:text-properties style:font-name="FreeSerif" officeooo:rsid="0085186c" officeooo:paragraph-rsid="0085186c"/>
    </style:style>
    <style:style style:name="P29" style:family="paragraph" style:parent-style-name="Table_20_Contents">
      <style:text-properties style:font-name="FreeSerif" officeooo:rsid="0089c71a" officeooo:paragraph-rsid="0089c71a"/>
    </style:style>
    <style:style style:name="P30" style:family="paragraph" style:parent-style-name="Table_20_Contents">
      <style:text-properties style:font-name="FreeSerif" officeooo:rsid="00a3af20" officeooo:paragraph-rsid="00a3af20"/>
    </style:style>
    <style:style style:name="P31" style:family="paragraph" style:parent-style-name="Table_20_Contents">
      <style:text-properties style:font-name="FreeSerif" officeooo:rsid="00a4536c" officeooo:paragraph-rsid="00a4536c"/>
    </style:style>
    <style:style style:name="P32" style:family="paragraph" style:parent-style-name="Table_20_Contents">
      <style:text-properties style:font-name="FreeSerif" officeooo:rsid="00a4536c" officeooo:paragraph-rsid="00a47ad5"/>
    </style:style>
    <style:style style:name="P33" style:family="paragraph" style:parent-style-name="Table_20_Contents">
      <style:text-properties style:font-name="FreeSerif" officeooo:rsid="00a47ad5" officeooo:paragraph-rsid="00a47ad5"/>
    </style:style>
    <style:style style:name="P34" style:family="paragraph" style:parent-style-name="Table_20_Contents">
      <style:text-properties style:font-name="FreeSerif" officeooo:rsid="00a5d532" officeooo:paragraph-rsid="00a5d532"/>
    </style:style>
    <style:style style:name="P35" style:family="paragraph" style:parent-style-name="Table_20_Contents">
      <style:text-properties style:font-name="FreeSerif" officeooo:rsid="00a61588" officeooo:paragraph-rsid="00a61588"/>
    </style:style>
    <style:style style:name="P36" style:family="paragraph" style:parent-style-name="Table_20_Contents">
      <style:text-properties style:font-name="FreeSerif" officeooo:rsid="00a77d82" officeooo:paragraph-rsid="00a77d82"/>
    </style:style>
    <style:style style:name="P37" style:family="paragraph" style:parent-style-name="Table_20_Contents">
      <style:text-properties style:font-name="FreeSerif1" fo:font-size="12pt" officeooo:rsid="0026fdc5" officeooo:paragraph-rsid="00338150" style:font-name-asian="FreeSerif1" style:font-size-asian="12pt" style:font-name-complex="FreeSerif1" style:font-size-complex="12pt"/>
    </style:style>
    <style:style style:name="P38" style:family="paragraph" style:parent-style-name="Table_20_Contents">
      <style:text-properties style:font-name="FreeSerif1" fo:font-size="12pt" officeooo:rsid="0080c9f4" officeooo:paragraph-rsid="0080c9f4" style:font-name-asian="FreeSerif1" style:font-size-asian="12pt" style:font-name-complex="FreeSerif1" style:font-size-complex="12pt"/>
    </style:style>
    <style:style style:name="P39" style:family="paragraph" style:parent-style-name="Table_20_Contents">
      <style:text-properties style:font-name="FreeSerif1" fo:font-size="12pt" officeooo:rsid="0085186c" officeooo:paragraph-rsid="0085186c" style:font-name-asian="FreeSerif1" style:font-size-asian="12pt" style:font-name-complex="FreeSerif1" style:font-size-complex="12pt"/>
    </style:style>
    <style:style style:name="P40" style:family="paragraph" style:parent-style-name="Table_20_Contents">
      <style:text-properties style:font-name="FreeSerif1" fo:font-size="12pt" officeooo:rsid="00a3af20" officeooo:paragraph-rsid="00a3af20" style:font-name-asian="FreeSerif1" style:font-size-asian="12pt" style:font-name-complex="FreeSerif1" style:font-size-complex="12pt"/>
    </style:style>
    <style:style style:name="P41" style:family="paragraph" style:parent-style-name="Table_20_Contents">
      <style:text-properties style:font-name="FreeSerif1" fo:font-size="12pt" officeooo:rsid="00a4536c" officeooo:paragraph-rsid="00a4536c" style:font-name-asian="FreeSerif1" style:font-size-asian="12pt" style:font-name-complex="FreeSerif1" style:font-size-complex="12pt"/>
    </style:style>
    <style:style style:name="P42" style:family="paragraph" style:parent-style-name="Table_20_Contents">
      <style:text-properties style:font-name="FreeSerif1" fo:font-size="12pt" officeooo:rsid="00a4536c" officeooo:paragraph-rsid="00a47ad5" style:font-name-asian="FreeSerif1" style:font-size-asian="12pt" style:font-name-complex="FreeSerif1" style:font-size-complex="12pt"/>
    </style:style>
    <style:style style:name="P43" style:family="paragraph" style:parent-style-name="Table_20_Contents">
      <style:text-properties style:font-name="FreeSerif1" fo:font-size="12pt" officeooo:rsid="00a5d532" officeooo:paragraph-rsid="00a5d532" style:font-name-asian="FreeSerif1" style:font-size-asian="12pt" style:font-name-complex="FreeSerif1" style:font-size-complex="12pt"/>
    </style:style>
    <style:style style:name="P44" style:family="paragraph" style:parent-style-name="Table_20_Contents">
      <style:text-properties style:font-name="FreeSerif1" fo:font-size="12pt" officeooo:rsid="00a61588" officeooo:paragraph-rsid="00a61588" style:font-name-asian="FreeSerif1" style:font-size-asian="12pt" style:font-name-complex="FreeSerif1" style:font-size-complex="12pt"/>
    </style:style>
    <style:style style:name="P45" style:family="paragraph" style:parent-style-name="Table_20_Contents">
      <style:text-properties style:font-name="FreeSerif1" fo:font-size="12pt" officeooo:rsid="00a61588" officeooo:paragraph-rsid="00a77d82" style:font-name-asian="FreeSerif1" style:font-size-asian="12pt" style:font-name-complex="FreeSerif1" style:font-size-complex="12pt"/>
    </style:style>
    <style:style style:name="P46" style:family="paragraph" style:parent-style-name="Table_20_Contents">
      <style:text-properties style:font-name="FreeSerif1" fo:font-size="12pt" officeooo:rsid="00a77d82" officeooo:paragraph-rsid="00a77d82" style:font-name-asian="FreeSerif1" style:font-size-asian="12pt" style:font-name-complex="FreeSerif1" style:font-size-complex="12pt"/>
    </style:style>
    <style:style style:name="P47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style:font-name="FreeSerif" officeooo:rsid="001aec28" officeooo:paragraph-rsid="00338150"/>
    </style:style>
    <style:style style:name="P48" style:family="paragraph" style:parent-style-name="Table_20_Contents">
      <style:paragraph-properties fo:margin-left="0cm" fo:margin-right="0cm" fo:text-indent="0cm" style:auto-text-indent="false"/>
      <style:text-properties style:font-name="FreeSerif" officeooo:rsid="001aec28" officeooo:paragraph-rsid="00338150"/>
    </style:style>
    <style:style style:name="P49" style:family="paragraph" style:parent-style-name="Table_20_Contents">
      <style:paragraph-properties fo:margin-left="0cm" fo:margin-right="0cm" fo:text-indent="0cm" style:auto-text-indent="false"/>
      <style:text-properties style:font-name="FreeSerif" officeooo:rsid="0025372c" officeooo:paragraph-rsid="00338150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style:font-name="FreeSerif" officeooo:rsid="0027d904" officeooo:paragraph-rsid="00338150"/>
    </style:style>
    <style:style style:name="P51" style:family="paragraph" style:parent-style-name="Table_20_Contents">
      <style:paragraph-properties fo:margin-left="0cm" fo:margin-right="0cm" fo:text-indent="0cm" style:auto-text-indent="false"/>
      <style:text-properties style:font-name="FreeSerif" officeooo:rsid="005a0db0" officeooo:paragraph-rsid="005a0db0"/>
    </style:style>
    <style:style style:name="P52" style:family="paragraph" style:parent-style-name="Table_20_Contents">
      <style:paragraph-properties fo:margin-left="0cm" fo:margin-right="0cm" fo:text-indent="0cm" style:auto-text-indent="false"/>
      <style:text-properties style:font-name="FreeSerif" officeooo:rsid="00598dcb" officeooo:paragraph-rsid="00598dcb"/>
    </style:style>
    <style:style style:name="P53" style:family="paragraph" style:parent-style-name="Table_20_Contents">
      <style:paragraph-properties fo:margin-left="0cm" fo:margin-right="0cm" fo:text-indent="0cm" style:auto-text-indent="false"/>
      <style:text-properties style:font-name="FreeSerif" officeooo:rsid="0080c9f4" officeooo:paragraph-rsid="0080c9f4"/>
    </style:style>
    <style:style style:name="P54" style:family="paragraph" style:parent-style-name="Table_20_Contents">
      <style:paragraph-properties fo:margin-left="0cm" fo:margin-right="0cm" fo:text-indent="0cm" style:auto-text-indent="false"/>
      <style:text-properties style:font-name="FreeSerif" officeooo:rsid="00843e2d" officeooo:paragraph-rsid="00a02a16"/>
    </style:style>
    <style:style style:name="P55" style:family="paragraph" style:parent-style-name="Table_20_Contents">
      <style:paragraph-properties fo:margin-left="0cm" fo:margin-right="0cm" fo:text-indent="0cm" style:auto-text-indent="false"/>
      <style:text-properties style:font-name="FreeSerif" officeooo:rsid="00a4536c" officeooo:paragraph-rsid="00a4536c"/>
    </style:style>
    <style:style style:name="P56" style:family="paragraph" style:parent-style-name="Table_20_Contents">
      <style:paragraph-properties fo:margin-left="0cm" fo:margin-right="0cm" fo:text-indent="0cm" style:auto-text-indent="false"/>
      <style:text-properties style:font-name="FreeSerif" officeooo:rsid="00a47ad5" officeooo:paragraph-rsid="00a47ad5"/>
    </style:style>
    <style:style style:name="P57" style:family="paragraph" style:parent-style-name="Table_20_Contents">
      <style:paragraph-properties fo:margin-left="0cm" fo:margin-right="0cm" fo:text-indent="0cm" style:auto-text-indent="false"/>
      <style:text-properties style:font-name="FreeSerif" officeooo:rsid="00a8853a" officeooo:paragraph-rsid="00a8853a"/>
    </style:style>
    <style:style style:name="P58" style:family="paragraph" style:parent-style-name="Table_20_Heading">
      <style:text-properties style:font-name="FreeSerif" fo:font-size="12pt" fo:font-weight="normal" officeooo:rsid="00177009" officeooo:paragraph-rsid="00338150" style:font-name-asian="Droid Sans Fallback" style:font-size-asian="12pt" style:font-weight-asian="normal" style:font-name-complex="FreeSans4" style:font-size-complex="12pt" style:font-weight-complex="normal"/>
    </style:style>
    <style:style style:name="P59" style:family="paragraph" style:parent-style-name="Table_20_Heading">
      <style:paragraph-properties fo:text-align="start" style:justify-single-word="false"/>
      <style:text-properties style:font-name="FreeSerif" fo:font-size="12pt" fo:font-weight="normal" officeooo:rsid="001a5bbb" officeooo:paragraph-rsid="00338150" style:font-name-asian="Droid Sans Fallback" style:font-size-asian="12pt" style:font-weight-asian="normal" style:font-name-complex="FreeSans4" style:font-size-complex="12pt" style:font-weight-complex="normal"/>
    </style:style>
    <style:style style:name="P60" style:family="paragraph" style:parent-style-name="Table_20_Heading">
      <style:paragraph-properties fo:text-align="start" style:justify-single-word="false"/>
      <style:text-properties style:font-name="FreeSerif" fo:font-size="12pt" fo:font-weight="normal" officeooo:rsid="00193229" officeooo:paragraph-rsid="00338150" style:font-name-asian="Droid Sans Fallback" style:font-size-asian="12pt" style:font-weight-asian="normal" style:font-name-complex="FreeSans4" style:font-size-complex="12pt" style:font-weight-complex="normal"/>
    </style:style>
    <style:style style:name="P61" style:family="paragraph" style:parent-style-name="Table_20_Heading">
      <style:text-properties style:font-name="FreeSerif" fo:font-weight="normal" officeooo:rsid="000b1be8" officeooo:paragraph-rsid="00338150" style:font-weight-asian="normal" style:font-weight-complex="normal"/>
    </style:style>
    <style:style style:name="P62" style:family="paragraph" style:parent-style-name="Table_20_Heading">
      <style:paragraph-properties fo:text-align="start" style:justify-single-word="false"/>
      <style:text-properties style:font-name="FreeSerif1" fo:font-size="12pt" fo:font-weight="normal" officeooo:rsid="000b44dd" officeooo:paragraph-rsid="00338150" style:font-name-asian="FreeSerif1" style:font-size-asian="12pt" style:font-weight-asian="normal" style:font-name-complex="FreeSerif1" style:font-size-complex="12pt" style:font-weight-complex="normal"/>
    </style:style>
    <style:style style:name="P63" style:family="paragraph" style:parent-style-name="Table_20_Heading">
      <style:paragraph-properties fo:text-align="start" style:justify-single-word="false"/>
      <style:text-properties style:font-name="FreeSerif1" fo:font-size="12pt" fo:font-weight="normal" officeooo:rsid="000b44dd" officeooo:paragraph-rsid="00ae767d" style:font-name-asian="FreeSerif1" style:font-size-asian="12pt" style:font-weight-asian="normal" style:font-name-complex="FreeSerif1" style:font-size-complex="12pt" style:font-weight-complex="normal"/>
    </style:style>
    <style:style style:name="P64" style:family="paragraph" style:parent-style-name="Table_20_Heading">
      <style:paragraph-properties fo:text-align="start" style:justify-single-word="false"/>
      <style:text-properties style:font-name="FreeSerif1" fo:font-size="12pt" fo:font-weight="normal" officeooo:rsid="00ae767d" officeooo:paragraph-rsid="00ae767d" style:font-name-asian="FreeSerif1" style:font-size-asian="12pt" style:font-weight-asian="normal" style:font-name-complex="FreeSerif1" style:font-size-complex="12pt" style:font-weight-complex="normal"/>
    </style:style>
    <style:style style:name="P65" style:family="paragraph" style:parent-style-name="Text_20_body">
      <style:paragraph-properties fo:margin-left="1.499cm" fo:margin-right="0cm" fo:text-indent="-1cm" style:auto-text-indent="false"/>
      <style:text-properties officeooo:rsid="00b6f979" officeooo:paragraph-rsid="00b6f979" style:font-name-asian="Noto Sans CJK SC Regular" style:font-name-complex="FreeSans4"/>
    </style:style>
    <style:style style:name="P66" style:family="paragraph" style:parent-style-name="Text_20_body">
      <style:paragraph-properties fo:margin-left="1.499cm" fo:margin-right="0cm" fo:margin-top="0cm" fo:margin-bottom="0cm" loext:contextual-spacing="false" fo:line-height="100%" fo:text-indent="-1cm" style:auto-text-indent="false"/>
      <style:text-properties officeooo:rsid="00b6f979" officeooo:paragraph-rsid="00b6f979" style:font-name-asian="Noto Sans CJK SC Regular" style:font-name-complex="FreeSans4"/>
    </style:style>
    <style:style style:name="P67" style:family="paragraph" style:parent-style-name="Text_20_body">
      <style:paragraph-properties fo:margin-left="1.499cm" fo:margin-right="0cm" fo:margin-top="0cm" fo:margin-bottom="0cm" loext:contextual-spacing="false" fo:line-height="100%" fo:text-indent="-1cm" style:auto-text-indent="false"/>
      <style:text-properties fo:font-weight="bold" officeooo:rsid="00b6f979" officeooo:paragraph-rsid="00b6f979" style:font-name-asian="Noto Sans CJK SC Regular" style:font-weight-asian="bold" style:font-name-complex="FreeSans4" style:font-weight-complex="bold"/>
    </style:style>
    <style:style style:name="P68" style:family="paragraph" style:parent-style-name="Standard">
      <style:paragraph-properties fo:margin-left="1.499cm" fo:margin-right="0cm" fo:text-indent="-0.499cm" style:auto-text-indent="false">
        <style:tab-stops>
          <style:tab-stop style:position="7.497cm"/>
        </style:tab-stops>
      </style:paragraph-properties>
      <style:text-properties style:font-name="FreeSerif" officeooo:rsid="00494947" officeooo:paragraph-rsid="00494947"/>
    </style:style>
    <style:style style:name="P69" style:family="paragraph" style:parent-style-name="Standard">
      <style:paragraph-properties fo:margin-left="1.499cm" fo:margin-right="0cm" fo:text-indent="-0.499cm" style:auto-text-indent="false">
        <style:tab-stops>
          <style:tab-stop style:position="7.497cm"/>
        </style:tab-stops>
      </style:paragraph-properties>
      <style:text-properties style:font-name="FreeSerif" officeooo:rsid="00074f09" officeooo:paragraph-rsid="001d5932"/>
    </style:style>
    <style:style style:name="P70" style:family="paragraph" style:parent-style-name="Table_20_Contents" style:list-style-name="L2">
      <style:text-properties style:font-name="FreeSerif" officeooo:rsid="005a0db0" officeooo:paragraph-rsid="005a0db0"/>
    </style:style>
    <style:style style:name="P71" style:family="paragraph" style:parent-style-name="Table_20_Contents" style:list-style-name="L2">
      <style:text-properties style:font-name="FreeSerif" officeooo:rsid="007f0117" officeooo:paragraph-rsid="007f0117"/>
    </style:style>
    <style:style style:name="P72" style:family="paragraph" style:parent-style-name="Table_20_Contents" style:list-style-name="L2">
      <style:text-properties style:font-name="FreeSerif" officeooo:rsid="00822766" officeooo:paragraph-rsid="00822766"/>
    </style:style>
    <style:style style:name="P73" style:family="paragraph" style:parent-style-name="Text_20_body" style:list-style-name="L3">
      <style:paragraph-properties fo:margin-top="0cm" fo:margin-bottom="0cm" loext:contextual-spacing="false" fo:line-height="100%"/>
      <style:text-properties style:font-name="FreeSerif" officeooo:rsid="00afde16" officeooo:paragraph-rsid="00afde16" style:font-name-asian="Noto Sans CJK SC Regular" style:font-name-complex="FreeSans4"/>
    </style:style>
    <style:style style:name="P74" style:family="paragraph" style:parent-style-name="Text_20_body" style:list-style-name="L3">
      <style:paragraph-properties fo:margin-top="0cm" fo:margin-bottom="0cm" loext:contextual-spacing="false" fo:line-height="100%"/>
      <style:text-properties style:font-name="FreeSerif" officeooo:rsid="00cbf96a" officeooo:paragraph-rsid="00afde16" style:font-name-asian="Noto Sans CJK SC Regular" style:font-name-complex="FreeSans4"/>
    </style:style>
    <style:style style:name="P75" style:family="paragraph" style:parent-style-name="Text_20_body" style:list-style-name="L3">
      <style:paragraph-properties fo:margin-top="0cm" fo:margin-bottom="0cm" loext:contextual-spacing="false" fo:line-height="100%"/>
      <style:text-properties style:font-name="FreeSerif" officeooo:rsid="00cd7a96" officeooo:paragraph-rsid="00cd7a96" style:font-name-asian="Noto Sans CJK SC Regular" style:font-name-complex="FreeSans4"/>
    </style:style>
    <style:style style:name="P76" style:family="paragraph" style:parent-style-name="Text_20_body" style:list-style-name="L3">
      <style:paragraph-properties fo:margin-top="0cm" fo:margin-bottom="0cm" loext:contextual-spacing="false" fo:line-height="100%"/>
      <style:text-properties style:font-name="FreeSerif" officeooo:rsid="00b1adb0" officeooo:paragraph-rsid="00ce22c2" style:font-name-asian="Noto Sans CJK SC Regular" style:font-name-complex="FreeSans4"/>
    </style:style>
    <style:style style:name="P77" style:family="paragraph" style:parent-style-name="Text_20_body" style:list-style-name="L3">
      <style:paragraph-properties fo:margin-top="0cm" fo:margin-bottom="0cm" loext:contextual-spacing="false" fo:line-height="100%"/>
      <style:text-properties style:font-name="FreeSerif" officeooo:rsid="00b2bdd6" officeooo:paragraph-rsid="00ce3e57" style:font-name-asian="Noto Sans CJK SC Regular" style:font-name-complex="FreeSans4"/>
    </style:style>
    <style:style style:name="P78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00%" fo:text-indent="0.9cm" style:auto-text-indent="false" style:page-number="auto" fo:background-color="transparent"/>
      <style:text-properties officeooo:paragraph-rsid="00ce3e57"/>
    </style:style>
    <style:style style:name="P79" style:family="paragraph" style:parent-style-name="Text_20_body" style:master-page-name="">
      <style:paragraph-properties fo:margin-left="0cm" fo:margin-right="0cm" fo:margin-top="0cm" fo:margin-bottom="0cm" loext:contextual-spacing="false" fo:line-height="100%" fo:text-indent="0.9cm" style:auto-text-indent="false" style:page-number="auto"/>
      <style:text-properties style:font-name="FreeSerif" officeooo:rsid="00d837fc" officeooo:paragraph-rsid="00d837fc" style:font-name-asian="Noto Sans CJK SC Regular" style:font-name-complex="FreeSans4"/>
    </style:style>
    <style:style style:name="P80" style:family="paragraph" style:parent-style-name="Text_20_body">
      <style:paragraph-properties fo:margin-left="0cm" fo:margin-right="0cm" fo:margin-top="0cm" fo:margin-bottom="0cm" loext:contextual-spacing="false" fo:line-height="100%" fo:text-indent="0.9cm" style:auto-text-indent="false"/>
      <style:text-properties style:font-name="FreeSerif" officeooo:rsid="00d898e0" officeooo:paragraph-rsid="00d898e0" style:font-name-asian="Noto Sans CJK SC Regular" style:font-name-complex="FreeSans4"/>
    </style:style>
    <style:style style:name="P81" style:family="paragraph" style:parent-style-name="Heading_20_3" style:master-page-name="">
      <loext:graphic-properties draw:fill="none"/>
      <style:paragraph-properties fo:margin-left="1.499cm" fo:margin-right="0cm" fo:margin-top="0.247cm" fo:margin-bottom="0.212cm" loext:contextual-spacing="false" fo:text-indent="-0.9cm" style:auto-text-indent="false" style:page-number="auto" fo:background-color="transparent" fo:keep-with-next="always">
        <style:tab-stops/>
      </style:paragraph-properties>
      <style:text-properties officeooo:paragraph-rsid="001d5932"/>
    </style:style>
    <style:style style:name="P82" style:family="paragraph" style:parent-style-name="Heading_20_3" style:master-page-name="">
      <loext:graphic-properties draw:fill="none"/>
      <style:paragraph-properties fo:margin-left="1.499cm" fo:margin-right="0cm" fo:margin-top="0.247cm" fo:margin-bottom="0.212cm" loext:contextual-spacing="false" fo:text-indent="-1cm" style:auto-text-indent="false" style:page-number="auto" fo:background-color="transparent" fo:keep-with-next="always">
        <style:tab-stops/>
      </style:paragraph-properties>
      <style:text-properties officeooo:paragraph-rsid="001d5932"/>
    </style:style>
    <style:style style:name="P83" style:family="paragraph" style:parent-style-name="Heading_20_3">
      <style:paragraph-properties fo:margin-left="1.499cm" fo:margin-right="0cm" fo:text-indent="-1cm" style:auto-text-indent="false"/>
      <style:text-properties style:font-name-asian="Noto Sans CJK SC Regular" style:font-name-complex="FreeSans4"/>
    </style:style>
    <style:style style:name="P84" style:family="paragraph" style:parent-style-name="Heading_20_1">
      <style:text-properties officeooo:rsid="00b6f979" officeooo:paragraph-rsid="00b6f979"/>
    </style:style>
    <style:style style:name="P85" style:family="paragraph" style:parent-style-name="Heading_20_1">
      <style:text-properties officeooo:rsid="00afde16" officeooo:paragraph-rsid="00afde16" style:font-name-asian="Noto Sans CJK SC Regular" style:font-name-complex="FreeSans4"/>
    </style:style>
    <style:style style:name="P86" style:family="paragraph" style:parent-style-name="Heading_20_1">
      <style:text-properties officeooo:paragraph-rsid="006aa90e"/>
    </style:style>
    <style:style style:name="P87" style:family="paragraph" style:parent-style-name="Heading_20_1" style:master-page-name="">
      <style:paragraph-properties style:page-number="auto" fo:keep-with-next="always"/>
      <style:text-properties officeooo:paragraph-rsid="00338150"/>
    </style:style>
    <style:style style:name="P88" style:family="paragraph" style:parent-style-name="Heading_20_1" style:master-page-name="Landscape">
      <style:paragraph-properties style:page-number="auto"/>
    </style:style>
    <style:style style:name="P89" style:family="paragraph" style:parent-style-name="Heading_20_1" style:master-page-name="Standard">
      <style:paragraph-properties style:page-number="auto" fo:keep-with-next="always"/>
      <style:text-properties style:font-name="FreeSans2" fo:font-size="18.2000007629395pt" fo:font-weight="600" officeooo:rsid="006aa90e" officeooo:paragraph-rsid="006aa90e" fo:background-color="transparent" style:font-name-asian="Noto Sans CJK SC Regular" style:font-size-asian="18.2000007629395pt" style:font-weight-asian="bold" style:font-name-complex="FreeSans4" style:font-size-complex="18.2000007629395pt" style:font-weight-complex="600"/>
    </style:style>
    <style:style style:name="P90" style:family="paragraph" style:parent-style-name="Standard" style:list-style-name="L1">
      <style:text-properties style:font-name="FreeSerif" officeooo:rsid="00633459" officeooo:paragraph-rsid="007780a9"/>
    </style:style>
    <style:style style:name="P91" style:family="paragraph" style:parent-style-name="Standard" style:list-style-name="L1">
      <style:text-properties style:font-name="FreeSerif" officeooo:rsid="002301ce" officeooo:paragraph-rsid="002301ce"/>
    </style:style>
    <style:style style:name="P92" style:family="paragraph" style:parent-style-name="Standard" style:list-style-name="L1">
      <style:text-properties style:font-name="FreeSerif" officeooo:rsid="002301ce" officeooo:paragraph-rsid="002a8ec1"/>
    </style:style>
    <style:style style:name="P93" style:family="paragraph" style:parent-style-name="Standard" style:list-style-name="L1">
      <style:text-properties style:font-name="FreeSerif" officeooo:rsid="0028b069" officeooo:paragraph-rsid="00470473"/>
    </style:style>
    <style:style style:name="P94" style:family="paragraph" style:parent-style-name="Standard" style:list-style-name="L1">
      <style:text-properties style:font-name="FreeSerif" officeooo:rsid="00494947" officeooo:paragraph-rsid="004b3dbf"/>
    </style:style>
    <style:style style:name="P95" style:family="paragraph" style:parent-style-name="Standard" style:list-style-name="L1">
      <style:text-properties style:font-name="FreeSerif" officeooo:rsid="00494947" officeooo:paragraph-rsid="00494947"/>
    </style:style>
    <style:style style:name="P96" style:family="paragraph" style:parent-style-name="Standard" style:list-style-name="L1">
      <style:text-properties style:font-name="FreeSerif" officeooo:rsid="00441180" officeooo:paragraph-rsid="00441180"/>
    </style:style>
    <style:style style:name="P97" style:family="paragraph" style:parent-style-name="Standard" style:list-style-name="L1">
      <style:text-properties style:font-name="FreeSerif" officeooo:rsid="005f951a" officeooo:paragraph-rsid="005f951a"/>
    </style:style>
    <style:style style:name="P98" style:family="paragraph" style:parent-style-name="Standard" style:list-style-name="L1">
      <style:paragraph-properties>
        <style:tab-stops>
          <style:tab-stop style:position="7.497cm"/>
        </style:tab-stops>
      </style:paragraph-properties>
      <style:text-properties style:font-name="FreeSerif" officeooo:rsid="000bc561" officeooo:paragraph-rsid="000bc561"/>
    </style:style>
    <style:style style:name="P99" style:family="paragraph" style:parent-style-name="Standard">
      <style:paragraph-properties>
        <style:tab-stops>
          <style:tab-stop style:position="7.497cm"/>
        </style:tab-stops>
      </style:paragraph-properties>
      <style:text-properties style:font-name="FreeSerif" officeooo:rsid="000bc561" officeooo:paragraph-rsid="000bc561"/>
    </style:style>
    <style:style style:name="P100" style:family="paragraph" style:parent-style-name="Standard" style:list-style-name="L1" style:master-page-name="">
      <style:paragraph-properties fo:margin-left="1cm" fo:margin-right="0cm" fo:text-indent="-0.499cm" style:auto-text-indent="false" style:page-number="auto"/>
      <style:text-properties style:font-name="FreeSerif" officeooo:rsid="0004660e" officeooo:paragraph-rsid="001d5932"/>
    </style:style>
    <style:style style:name="P101" style:family="paragraph" style:parent-style-name="Standard" style:list-style-name="L1" style:master-page-name="">
      <style:paragraph-properties fo:margin-left="1cm" fo:margin-right="0cm" fo:text-indent="-0.499cm" style:auto-text-indent="false" style:page-number="auto"/>
      <style:text-properties style:font-name="FreeSerif" officeooo:paragraph-rsid="001d5932"/>
    </style:style>
    <style:style style:name="P102" style:family="paragraph" style:parent-style-name="Standard" style:list-style-name="L1" style:master-page-name="">
      <style:paragraph-properties fo:margin-left="1cm" fo:margin-right="0cm" fo:text-indent="-0.499cm" style:auto-text-indent="false" style:page-number="auto"/>
      <style:text-properties style:font-name="FreeSerif" officeooo:rsid="00057010" officeooo:paragraph-rsid="000b1913"/>
    </style:style>
    <style:style style:name="P103" style:family="paragraph" style:parent-style-name="Standard" style:list-style-name="L1" style:master-page-name="">
      <loext:graphic-properties draw:fill="none"/>
      <style:paragraph-properties fo:margin-left="1cm" fo:margin-right="0cm" fo:text-indent="-0.499cm" style:auto-text-indent="false" style:page-number="auto" fo:background-color="transparent"/>
      <style:text-properties officeooo:paragraph-rsid="001d5932"/>
    </style:style>
    <style:style style:name="P104" style:family="paragraph" style:parent-style-name="Standard" style:list-style-name="L1">
      <style:paragraph-properties fo:margin-left="1cm" fo:margin-right="0cm" fo:text-indent="-0.499cm" style:auto-text-indent="false"/>
      <style:text-properties officeooo:paragraph-rsid="0028b069"/>
    </style:style>
    <style:style style:name="P105" style:family="paragraph" style:parent-style-name="Standard" style:list-style-name="L1">
      <style:paragraph-properties fo:margin-left="1cm" fo:margin-right="0cm" fo:text-indent="-0.499cm" style:auto-text-indent="false"/>
      <style:text-properties officeooo:paragraph-rsid="0066103d"/>
    </style:style>
    <style:style style:name="P106" style:family="paragraph" style:parent-style-name="Standard" style:list-style-name="L1">
      <style:paragraph-properties fo:margin-left="1cm" fo:margin-right="0cm" fo:text-indent="-0.499cm" style:auto-text-indent="false"/>
      <style:text-properties style:font-name="FreeSerif" officeooo:rsid="00633459" officeooo:paragraph-rsid="00633459"/>
    </style:style>
    <style:style style:name="P107" style:family="paragraph" style:parent-style-name="Standard" style:list-style-name="L1">
      <style:paragraph-properties fo:margin-left="1cm" fo:margin-right="0cm" fo:text-indent="-0.499cm" style:auto-text-indent="false"/>
      <style:text-properties style:font-name="FreeSerif" officeooo:rsid="00633459" officeooo:paragraph-rsid="0064ec75"/>
    </style:style>
    <style:style style:name="P108" style:family="paragraph" style:parent-style-name="Standard" style:list-style-name="L1">
      <style:paragraph-properties fo:margin-left="1cm" fo:margin-right="0cm" fo:text-indent="-0.499cm" style:auto-text-indent="false"/>
      <style:text-properties style:font-name="FreeSerif" officeooo:rsid="006619b6" officeooo:paragraph-rsid="006619b6"/>
    </style:style>
    <style:style style:name="P109" style:family="paragraph" style:parent-style-name="Standard" style:list-style-name="L1">
      <style:paragraph-properties fo:margin-left="1cm" fo:margin-right="0cm" fo:text-indent="-0.499cm" style:auto-text-indent="false"/>
      <style:text-properties style:font-name="FreeSerif" officeooo:rsid="00094878" officeooo:paragraph-rsid="001d5932"/>
    </style:style>
    <style:style style:name="P110" style:family="paragraph" style:parent-style-name="Standard" style:list-style-name="L1" style:master-page-name="">
      <loext:graphic-properties draw:fill="none"/>
      <style:paragraph-properties fo:margin-left="1.499cm" fo:margin-right="0cm" fo:text-indent="-0.499cm" style:auto-text-indent="false" style:page-number="auto" fo:background-color="transparent">
        <style:tab-stops>
          <style:tab-stop style:position="7.497cm"/>
        </style:tab-stops>
      </style:paragraph-properties>
      <style:text-properties style:font-name="FreeSerif" officeooo:rsid="00057010" officeooo:paragraph-rsid="001d5932"/>
    </style:style>
    <style:style style:name="P111" style:family="paragraph" style:parent-style-name="Standard" style:list-style-name="L1" style:master-page-name="">
      <style:paragraph-properties fo:margin-left="1.499cm" fo:margin-right="0cm" fo:text-indent="-0.499cm" style:auto-text-indent="false" style:page-number="auto">
        <style:tab-stops>
          <style:tab-stop style:position="7.497cm"/>
        </style:tab-stops>
      </style:paragraph-properties>
      <style:text-properties style:font-name="FreeSerif" officeooo:rsid="00074f09" officeooo:paragraph-rsid="001d5932"/>
    </style:style>
    <style:style style:name="P112" style:family="paragraph" style:parent-style-name="Standard" style:list-style-name="L1" style:master-page-name="">
      <loext:graphic-properties draw:fill="none"/>
      <style:paragraph-properties fo:margin-left="1.499cm" fo:margin-right="0cm" fo:text-indent="-0.499cm" style:auto-text-indent="false" style:page-number="auto" fo:background-color="transparent">
        <style:tab-stops>
          <style:tab-stop style:position="7.497cm"/>
        </style:tab-stops>
      </style:paragraph-properties>
      <style:text-properties style:font-name="FreeSerif" officeooo:rsid="00074f09" officeooo:paragraph-rsid="001d5932"/>
    </style:style>
    <style:style style:name="P113" style:family="paragraph" style:parent-style-name="Standard" style:list-style-name="L1">
      <style:paragraph-properties fo:margin-left="1.499cm" fo:margin-right="0cm" fo:text-indent="-0.499cm" style:auto-text-indent="false">
        <style:tab-stops>
          <style:tab-stop style:position="7.497cm"/>
        </style:tab-stops>
      </style:paragraph-properties>
      <style:text-properties officeooo:paragraph-rsid="001d5932"/>
    </style:style>
    <style:style style:name="P114" style:family="paragraph" style:parent-style-name="Standard" style:list-style-name="L1">
      <loext:graphic-properties draw:fill="none"/>
      <style:paragraph-properties fo:margin-left="1.499cm" fo:margin-right="0cm" fo:text-indent="-0.499cm" style:auto-text-indent="false" fo:background-color="transparent">
        <style:tab-stops>
          <style:tab-stop style:position="7.497cm"/>
        </style:tab-stops>
      </style:paragraph-properties>
      <style:text-properties officeooo:paragraph-rsid="001d5932"/>
    </style:style>
    <style:style style:name="P115" style:family="paragraph" style:parent-style-name="Standard" style:list-style-name="L1">
      <style:paragraph-properties fo:margin-left="1.499cm" fo:margin-right="0cm" fo:text-indent="-0.499cm" style:auto-text-indent="false">
        <style:tab-stops>
          <style:tab-stop style:position="7.497cm"/>
        </style:tab-stops>
      </style:paragraph-properties>
      <style:text-properties style:font-name="FreeSerif" officeooo:rsid="00074f09" officeooo:paragraph-rsid="001d5932"/>
    </style:style>
    <style:style style:name="P116" style:family="paragraph" style:parent-style-name="Standard" style:list-style-name="L1" style:master-page-name="">
      <style:paragraph-properties style:page-number="auto">
        <style:tab-stops>
          <style:tab-stop style:position="7.497cm"/>
        </style:tab-stops>
      </style:paragraph-properties>
      <style:text-properties style:font-name="FreeSerif" officeooo:rsid="000bc561" officeooo:paragraph-rsid="000bc561"/>
    </style:style>
    <style:style style:name="P117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ffff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style:paragraph-properties fo:margin-left="0cm" fo:margin-right="0cm" fo:margin-top="0cm" fo:margin-bottom="0cm" fo:line-height="100%" fo:text-align="center" fo:text-indent="0cm"/>
    </style:style>
    <style:style style:name="P1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erif" fo:font-size="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00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3" fo:font-size="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3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ccff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66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57010"/>
    </style:style>
    <style:style style:name="T2" style:family="text">
      <style:text-properties style:font-name="FreeSerif"/>
    </style:style>
    <style:style style:name="T3" style:family="text">
      <style:text-properties style:font-name="FreeSerif" officeooo:rsid="00057010"/>
    </style:style>
    <style:style style:name="T4" style:family="text">
      <style:text-properties style:font-name="FreeSerif" officeooo:rsid="00074f09"/>
    </style:style>
    <style:style style:name="T5" style:family="text">
      <style:text-properties style:font-name="FreeSerif" officeooo:rsid="00103047"/>
    </style:style>
    <style:style style:name="T6" style:family="text">
      <style:text-properties style:font-name="FreeSerif" officeooo:rsid="001e13a3"/>
    </style:style>
    <style:style style:name="T7" style:family="text">
      <style:text-properties style:font-name="FreeSerif" officeooo:rsid="00a47ad5"/>
    </style:style>
    <style:style style:name="T8" style:family="text">
      <style:text-properties style:font-name="FreeSerif" officeooo:rsid="00be8ffd"/>
    </style:style>
    <style:style style:name="T9" style:family="text">
      <style:text-properties style:font-name="FreeSerif" officeooo:rsid="00b2bdd6" style:font-name-asian="Noto Sans CJK SC Regular" style:font-name-complex="FreeSans4"/>
    </style:style>
    <style:style style:name="T10" style:family="text">
      <style:text-properties style:font-name="FreeSerif" officeooo:rsid="00d693a6" style:font-name-asian="Noto Sans CJK SC Regular" style:font-name-complex="FreeSans4"/>
    </style:style>
    <style:style style:name="T11" style:family="text">
      <style:text-properties style:font-name="FreeSerif" officeooo:rsid="00d7ae38" style:font-name-asian="Noto Sans CJK SC Regular" style:font-name-complex="FreeSans4"/>
    </style:style>
    <style:style style:name="T12" style:family="text">
      <style:text-properties officeooo:rsid="00074f09"/>
    </style:style>
    <style:style style:name="T13" style:family="text">
      <style:text-properties officeooo:rsid="000bc561"/>
    </style:style>
    <style:style style:name="T14" style:family="text">
      <style:text-properties officeooo:rsid="001121fe"/>
    </style:style>
    <style:style style:name="T15" style:family="text">
      <style:text-properties officeooo:rsid="00140842"/>
    </style:style>
    <style:style style:name="T16" style:family="text">
      <style:text-properties officeooo:rsid="0014bb1b"/>
    </style:style>
    <style:style style:name="T17" style:family="text">
      <style:text-properties officeooo:rsid="002301ce"/>
    </style:style>
    <style:style style:name="T18" style:family="text">
      <style:text-properties officeooo:rsid="0025dcca"/>
    </style:style>
    <style:style style:name="T19" style:family="text">
      <style:text-properties officeooo:rsid="00292627"/>
    </style:style>
    <style:style style:name="T20" style:family="text">
      <style:text-properties officeooo:rsid="000b1be8"/>
    </style:style>
    <style:style style:name="T21" style:family="text">
      <style:text-properties officeooo:rsid="001a5bbb"/>
    </style:style>
    <style:style style:name="T22" style:family="text">
      <style:text-properties fo:font-size="12pt" style:font-name-asian="FreeSerif1" style:font-size-asian="12pt" style:font-name-complex="FreeSerif1" style:font-size-complex="12pt"/>
    </style:style>
    <style:style style:name="T23" style:family="text">
      <style:text-properties fo:font-size="12pt" officeooo:rsid="001e9eb6" style:font-name-asian="FreeSerif1" style:font-size-asian="12pt" style:font-name-complex="FreeSerif1" style:font-size-complex="12pt"/>
    </style:style>
    <style:style style:name="T24" style:family="text">
      <style:text-properties fo:font-size="12pt" officeooo:rsid="001c10ba" style:font-name-asian="FreeSerif1" style:font-size-asian="12pt" style:font-name-complex="FreeSerif1" style:font-size-complex="12pt"/>
    </style:style>
    <style:style style:name="T25" style:family="text">
      <style:text-properties fo:font-size="12pt" officeooo:rsid="003cf5e8" style:font-name-asian="FreeSerif1" style:font-size-asian="12pt" style:font-name-complex="FreeSerif1" style:font-size-complex="12pt"/>
    </style:style>
    <style:style style:name="T26" style:family="text">
      <style:text-properties fo:font-size="12pt" officeooo:rsid="0045c1c8" style:font-name-asian="FreeSerif1" style:font-size-asian="12pt" style:font-name-complex="FreeSerif1" style:font-size-complex="12pt"/>
    </style:style>
    <style:style style:name="T27" style:family="text">
      <style:text-properties fo:font-size="12pt" officeooo:rsid="00470473" style:font-name-asian="FreeSerif1" style:font-size-asian="12pt" style:font-name-complex="FreeSerif1" style:font-size-complex="12pt"/>
    </style:style>
    <style:style style:name="T28" style:family="text">
      <style:text-properties fo:font-size="12pt" officeooo:rsid="004b3dbf" style:font-name-asian="FreeSerif1" style:font-size-asian="12pt" style:font-name-complex="FreeSerif1" style:font-size-complex="12pt"/>
    </style:style>
    <style:style style:name="T29" style:family="text">
      <style:text-properties fo:font-size="12pt" officeooo:rsid="007b3387" style:font-name-asian="FreeSerif1" style:font-size-asian="12pt" style:font-name-complex="FreeSerif1" style:font-size-complex="12pt"/>
    </style:style>
    <style:style style:name="T30" style:family="text">
      <style:text-properties fo:font-size="12pt" officeooo:rsid="00867e56" style:font-name-asian="FreeSerif1" style:font-size-asian="12pt" style:font-name-complex="FreeSerif1" style:font-size-complex="12pt"/>
    </style:style>
    <style:style style:name="T31" style:family="text">
      <style:text-properties fo:font-size="12pt" officeooo:rsid="00c0bd6b" style:font-name-asian="FreeSerif1" style:font-size-asian="12pt" style:font-name-complex="FreeSerif1" style:font-size-complex="12pt"/>
    </style:style>
    <style:style style:name="T32" style:family="text">
      <style:text-properties style:font-name="FreeSerif1"/>
    </style:style>
    <style:style style:name="T33" style:family="text">
      <style:text-properties style:font-name="FreeSerif1" fo:font-size="12pt" style:font-name-asian="FreeSerif1" style:font-size-asian="12pt" style:font-name-complex="FreeSerif1" style:font-size-complex="12pt"/>
    </style:style>
    <style:style style:name="T34" style:family="text">
      <style:text-properties style:font-name="FreeSerif1" fo:font-size="12pt" officeooo:rsid="001c10ba" style:font-name-asian="FreeSerif1" style:font-size-asian="12pt" style:font-name-complex="FreeSerif1" style:font-size-complex="12pt"/>
    </style:style>
    <style:style style:name="T35" style:family="text">
      <style:text-properties style:font-name="FreeSerif1" fo:font-size="12pt" officeooo:rsid="003cf5e8" style:font-name-asian="FreeSerif1" style:font-size-asian="12pt" style:font-name-complex="FreeSerif1" style:font-size-complex="12pt"/>
    </style:style>
    <style:style style:name="T36" style:family="text">
      <style:text-properties style:font-name="FreeSerif1" fo:font-size="12pt" officeooo:rsid="003f13b2" style:font-name-asian="FreeSerif1" style:font-size-asian="12pt" style:font-name-complex="FreeSerif1" style:font-size-complex="12pt"/>
    </style:style>
    <style:style style:name="T37" style:family="text">
      <style:text-properties style:font-name="FreeSerif1" officeooo:rsid="003cf5e8"/>
    </style:style>
    <style:style style:name="T38" style:family="text">
      <style:text-properties officeooo:rsid="003cf5e8"/>
    </style:style>
    <style:style style:name="T39" style:family="text">
      <style:text-properties officeooo:rsid="003e1cda"/>
    </style:style>
    <style:style style:name="T40" style:family="text">
      <style:text-properties style:text-position="super 58%" fo:font-size="12pt" officeooo:rsid="00470473" style:font-name-asian="FreeSerif1" style:font-size-asian="12pt" style:font-name-complex="FreeSerif1" style:font-size-complex="12pt"/>
    </style:style>
    <style:style style:name="T41" style:family="text">
      <style:text-properties style:text-position="super 58%" officeooo:rsid="0089c71a"/>
    </style:style>
    <style:style style:name="T42" style:family="text">
      <style:text-properties style:text-position="super 58%" officeooo:rsid="00ce22c2"/>
    </style:style>
    <style:style style:name="T43" style:family="text">
      <style:text-properties officeooo:rsid="004edf3e"/>
    </style:style>
    <style:style style:name="T44" style:family="text">
      <style:text-properties officeooo:rsid="00556a43"/>
    </style:style>
    <style:style style:name="T45" style:family="text">
      <style:text-properties officeooo:rsid="0057944c"/>
    </style:style>
    <style:style style:name="T46" style:family="text">
      <style:text-properties officeooo:rsid="00598dcb"/>
    </style:style>
    <style:style style:name="T47" style:family="text">
      <style:text-properties officeooo:rsid="005a0db0"/>
    </style:style>
    <style:style style:name="T48" style:family="text">
      <style:text-properties officeooo:rsid="005e23a5"/>
    </style:style>
    <style:style style:name="T49" style:family="text">
      <style:text-properties officeooo:rsid="0064ec75"/>
    </style:style>
    <style:style style:name="T50" style:family="text">
      <style:text-properties officeooo:rsid="007780a9"/>
    </style:style>
    <style:style style:name="T51" style:family="text">
      <style:text-properties officeooo:rsid="007b3387"/>
    </style:style>
    <style:style style:name="T52" style:family="text">
      <style:text-properties officeooo:rsid="007e6dd1"/>
    </style:style>
    <style:style style:name="T53" style:family="text">
      <style:text-properties officeooo:rsid="008337d3"/>
    </style:style>
    <style:style style:name="T54" style:family="text">
      <style:text-properties officeooo:rsid="0089c71a"/>
    </style:style>
    <style:style style:name="T55" style:family="text">
      <style:text-properties officeooo:rsid="009d3bcd"/>
    </style:style>
    <style:style style:name="T56" style:family="text">
      <style:text-properties officeooo:rsid="009da5a4"/>
    </style:style>
    <style:style style:name="T57" style:family="text">
      <style:text-properties officeooo:rsid="009e4ba0"/>
    </style:style>
    <style:style style:name="T58" style:family="text">
      <style:text-properties officeooo:rsid="00a02a16"/>
    </style:style>
    <style:style style:name="T59" style:family="text">
      <style:text-properties officeooo:rsid="00a05410"/>
    </style:style>
    <style:style style:name="T60" style:family="text">
      <style:text-properties officeooo:rsid="00a47ad5"/>
    </style:style>
    <style:style style:name="T61" style:family="text">
      <style:text-properties officeooo:rsid="00a61588"/>
    </style:style>
    <style:style style:name="T62" style:family="text">
      <style:text-properties officeooo:rsid="00a8853a"/>
    </style:style>
    <style:style style:name="T63" style:family="text">
      <style:text-properties officeooo:rsid="00be8ffd"/>
    </style:style>
    <style:style style:name="T64" style:family="text">
      <style:text-properties officeooo:rsid="00bf6d18"/>
    </style:style>
    <style:style style:name="T65" style:family="text">
      <style:text-properties officeooo:rsid="00c00586"/>
    </style:style>
    <style:style style:name="T66" style:family="text">
      <style:text-properties officeooo:rsid="00c71a7d"/>
    </style:style>
    <style:style style:name="T67" style:family="text">
      <style:text-properties officeooo:rsid="00c88f3e"/>
    </style:style>
    <style:style style:name="T68" style:family="text">
      <style:text-properties officeooo:rsid="00caa491"/>
    </style:style>
    <style:style style:name="T69" style:family="text">
      <style:text-properties officeooo:rsid="00ce22c2"/>
    </style:style>
    <style:style style:name="T70" style:family="text">
      <style:text-properties officeooo:rsid="006aa90e" style:font-name-asian="Noto Sans CJK SC Regular" style:font-name-complex="FreeSans4"/>
    </style:style>
    <style:style style:name="T71" style:family="text">
      <style:text-properties officeooo:rsid="00d898e0"/>
    </style:style>
    <style:style style:name="T72" style:family="text">
      <style:text-properties officeooo:rsid="00d9e41a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font-name="FreeSans3" fo:font-size="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font-name="FreeSans3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font-name="FreeSans3" fo:font-size="7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OLE">
      <style:graphic-properties style:run-through="foreground" style:wrap="none" style:vertical-pos="from-top" style:vertical-rel="paragraph" style:horizontal-pos="from-left" style:horizontal-rel="paragraph" draw:fill-image-width="0cm" draw:fill-image-height="0cm" style:shadow="none" draw:shadow-opacity="100%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9cm" svg:stroke-color="#000000" draw:marker-start="" draw:marker-start-width="0.275cm" draw:marker-start-center="false" draw:marker-end="" draw:marker-end-width="0.275cm" draw:marker-end-center="false" draw:fill="solid" draw:fill-color="#dddddd" draw:textarea-horizontal-align="justify" draw:textarea-vertical-align="middle" draw:auto-grow-height="false" fo:min-height="7.347cm" fo:min-width="6.406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ffff66" draw:textarea-horizontal-align="justify" draw:textarea-vertical-align="middle" draw:auto-grow-height="false" fo:min-height="1.575cm" fo:min-width="0.635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1.154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3cm" svg:stroke-color="#000000" draw:marker-start="Circle_20_unfilled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3cm" svg:stroke-color="#000000" draw:marker-start="Circle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00ccff" draw:textarea-horizontal-align="justify" draw:textarea-vertical-align="middle" draw:auto-grow-height="false" fo:min-height="0.653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3cm" svg:stroke-color="#000000" draw:marker-start="" draw:marker-start-width="0.34cm" draw:marker-start-center="false" draw:marker-end="" draw:marker-end-width="0.34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0.577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03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fo:min-height="0.924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03cm" svg:stroke-color="#000000" draw:marker-start="Circle_20_unfilled" draw:marker-start-width="0.199cm" draw:marker-start-center="false" draw:marker-end="" draw:marker-end-width="0.474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.03cm" svg:stroke-color="#000000" draw:marker-start="Circle_20_unfilled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right" draw:textarea-vertical-align="middle" fo:min-height="0.462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right" draw:textarea-vertical-align="middle" fo:min-height="1.155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fo:min-height="1.037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fo:min-height="1.039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draw:auto-grow-height="false" fo:min-height="0.22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fo:min-height="0.538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draw:auto-grow-height="false" fo:min-height="0.222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fo:min-height="0.54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ccff00" draw:textarea-horizontal-align="justify" draw:textarea-vertical-align="middle" draw:auto-grow-height="false" fo:min-height="4.346cm" fo:min-width="4.101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1.155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bottom" fo:min-height="0.806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draw:auto-grow-height="false" fo:min-height="0.219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00ccff" draw:textarea-horizontal-align="justify" draw:textarea-vertical-align="middle" draw:auto-grow-height="false" fo:min-height="0.651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.03cm" svg:stroke-color="#000000" draw:marker-start="Arrow" draw:marker-start-width="0.199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.03cm" svg:stroke-color="#000000" draw:marker-start="" draw:marker-start-width="0.199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.03cm" svg:stroke-color="#000000" draw:marker-start="" draw:marker-start-width="0.295cm" draw:marker-start-center="false" draw:marker-end="Circle" draw:marker-end-width="0.101cm" draw:marker-end-center="tru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66ffff" draw:textarea-horizontal-align="justify" draw:textarea-vertical-align="middle" draw:auto-grow-height="false" fo:min-height="1.575cm" fo:min-width="0.633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.03cm" svg:stroke-color="#000000" draw:marker-start="Circle_20_unfilled" draw:marker-start-width="0.199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.019cm" svg:stroke-color="#000000" draw:marker-start="" draw:marker-start-width="0.289cm" draw:marker-start-center="false" draw:marker-end="" draw:marker-end-width="0.289cm" draw:marker-end-center="false" draw:fill="solid" draw:fill-color="#00ccff" draw:textarea-horizontal-align="justify" draw:textarea-vertical-align="middle" draw:auto-grow-height="false" fo:min-height="1.554cm" fo:min-width="0.155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6" style:family="graphic">
      <style:graphic-properties draw:stroke="dash" draw:stroke-dash="Ultrafine_20_2_20_Dots_20_3_20_Dashes" svg:stroke-width="0.011cm" svg:stroke-color="#000000" draw:marker-start="" draw:marker-start-width="0.24cm" draw:marker-start-center="false" draw:marker-end="" draw:marker-end-width="0.24cm" draw:marker-end-center="false" svg:stroke-linecap="round" draw:fill="none" draw:fill-color="#729fcf" draw:textarea-horizontal-align="justify" draw:textarea-vertical-align="middl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.019cm" svg:stroke-color="#000000" draw:marker-start="" draw:marker-start-width="0.289cm" draw:marker-start-center="false" draw:marker-end="" draw:marker-end-width="0.289cm" draw:marker-end-center="false" draw:fill="solid" draw:fill-color="#00ccff" draw:textarea-horizontal-align="justify" draw:textarea-vertical-align="middle" draw:auto-grow-height="false" fo:min-height="1.307cm" fo:min-width="0.138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66ffff" draw:textarea-horizontal-align="justify" draw:textarea-vertical-align="middle" draw:auto-grow-height="false" fo:min-height="1.575cm" fo:min-width="0.637cm" fo:padding-top="0.136cm" fo:padding-bottom="0.136cm" fo:padding-left="0.259cm" fo:padding-right="0.259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utoNr"/>
      </text:sequence-decls>
      <text:h text:style-name="Heading_20_1" text:outline-level="1">Розрахунок архітектури системи <text:span text:style-name="T63">(версія 2)</text:span></text:h>
      <text:h text:style-name="P81" text:outline-level="3">Склад:</text:h>
      <text:list xml:id="list114049264" text:style-name="L1">
        <text:list-item>
          <text:p text:style-name="P100">Сонячна батарея Risen RSM40-8-400M (9 шт.);</text:p>
        </text:list-item>
        <text:list-item>
          <text:p text:style-name="P104"><text:span text:style-name="T2">Акумуляторна батарея </text:span>TOYAMA NPS100-12 <text:span text:style-name="T3">(4 шт.);</text:span></text:p>
        </text:list-item>
        <text:list-item>
          <text:p text:style-name="P105"><text:span text:style-name="T2">Гібридний інвертор </text:span><text:span text:style-name="T5">Must Power Systems </text:span>PH18 MPPT 5048/60A<text:span text:style-name="T5"> (1 шт.);</text:span></text:p>
        </text:list-item>
        <text:list-item>
          <text:p text:style-name="P90">Пристрій захисту від імпульсних завад ОПС1-<text:span text:style-name="T67">С</text:span> 1P клас II (<text:span text:style-name="T50">C</text:span>), IEK (<text:span text:style-name="T66">4</text:span> шт.);</text:p>
        </text:list-item>
        <text:list-item>
          <text:p text:style-name="P106">Автоматичний вимикач ВА47-<text:span text:style-name="T67">60</text:span> <text:span text:style-name="T67">2</text:span>P 16 А х-ка <text:span text:style-name="T50">C</text:span>, IEK (<text:span text:style-name="T63">3</text:span> шт.);</text:p>
        </text:list-item>
        <text:list-item>
          <text:p text:style-name="P108"><text:span text:style-name="T67">Автоматичний вимикач</text:span> <text:span text:style-name="T67">ВА47-60</text:span> 2P 25 А 30 мА хар-ка B тип AC, IEK (1 шт.):</text:p>
        </text:list-item>
        <text:list-item>
          <text:p text:style-name="P106">Плавка вставка запобіжника ППНИ-33, габарит 00, 160 А, IEK (1 шт);</text:p>
        </text:list-item>
        <text:list-item>
          <text:p text:style-name="P107"><text:span text:style-name="T49">Вимикач-роз'єднувач під запобіжники e.fuse.VR.160, 3P габарит 00, 160А, E.NEXT (1 шт)</text:span>.</text:p>
        </text:list-item>
      </text:list>
      <text:h text:style-name="P82" text:outline-level="3">Параметри компонентів:</text:h>
      <text:list xml:id="list5929108386205" text:continue-list="list114049264" text:style-name="L1">
        <text:list-item text:start-value="1">
          <text:p text:style-name="P103"><text:span text:style-name="T3">Сонячна батарея </text:span><text:span text:style-name="T4">(1 модуль)</text:span><text:span text:style-name="T3">:</text:span></text:p>
          <text:list>
            <text:list-item>
              <text:p text:style-name="P110">Макс. потужність, (Вт)<text:tab/><text:span text:style-name="T63">400</text:span></text:p>
            </text:list-item>
            <text:list-item>
              <text:p text:style-name="P114"><text:span text:style-name="T3">Напруга за макс. потужності, (В)<text:tab/></text:span><text:span text:style-name="T8">34.39</text:span></text:p>
            </text:list-item>
            <text:list-item>
              <text:p text:style-name="P113"><text:span text:style-name="T3">Струм за макс. потужності, (А)<text:tab/></text:span><text:span text:style-name="T8">11</text:span>.<text:span text:style-name="T63">64</text:span></text:p>
            </text:list-item>
            <text:list-item>
              <text:p text:style-name="P113"><text:span text:style-name="T3">Струм к.з., (А)<text:tab/></text:span><text:span text:style-name="T8">12</text:span>.<text:span text:style-name="T63">34</text:span></text:p>
            </text:list-item>
            <text:list-item>
              <text:p text:style-name="P113"><text:span text:style-name="T4">Напруга х.х., (В)<text:tab/></text:span><text:span text:style-name="T8">41.3</text:span></text:p>
            </text:list-item>
          </text:list>
        </text:list-item>
        <text:list-item>
          <text:p text:style-name="P101">Акумуляторна батарея <text:span text:style-name="T12">(1 модуль)</text:span>:</text:p>
          <text:list>
            <text:list-item>
              <text:p text:style-name="P111">Ємність, (А * год)<text:tab/><text:span text:style-name="T14">1</text:span>00</text:p>
            </text:list-item>
            <text:list-item>
              <text:p text:style-name="P115">Напруга, (В)<text:tab/>12</text:p>
            </text:list-item>
            <text:list-item>
              <text:p text:style-name="P115">Ном. зарядний струм, (А)<text:tab/><text:span text:style-name="T14">1</text:span>0</text:p>
            </text:list-item>
          </text:list>
        </text:list-item>
        <text:list-item>
          <text:p text:style-name="P109">Інверторний модуль:</text:p>
          <text:list>
            <text:list-item>
              <text:p text:style-name="P112">Макс. потужність сон. панелей, <text:span text:style-name="T15">(Вт)</text:span><text:tab/><text:span text:style-name="T18">3000</text:span></text:p>
            </text:list-item>
            <text:list-item>
              <text:p text:style-name="P115">Макс. зарядний струм сон. панелей, (А)<text:tab/>80</text:p>
            </text:list-item>
            <text:list-item>
              <text:p text:style-name="P115">Макс. зарядний струм <text:span text:style-name="T16">від </text:span>мережи, (А)<text:tab/>60</text:p>
            </text:list-item>
            <text:list-item>
              <text:p text:style-name="P115">Роб. діапазон MPPT PV, (В)<text:tab/>64 ~ 130</text:p>
            </text:list-item>
            <text:list-item>
              <text:p text:style-name="P115">Макс. напруга х.х. PV масива, (В)<text:tab/>145</text:p>
            </text:list-item>
          </text:list>
        </text:list-item>
      </text:list>
      <text:h text:style-name="P83" text:outline-level="3"><text:soft-page-break/>Архітектура системи.</text:h>
      <text:p text:style-name="P69"><draw:frame draw:style-name="fr1" draw:name="Frame1" text:anchor-type="paragraph" svg:x="0cm" svg:y="0cm" svg:width="17.002cm" draw:z-index="0"><draw:text-box fo:min-height="13.178cm"><text:p text:style-name="Frame_20_contents"><draw:g text:anchor-type="paragraph" draw:z-index="2" draw:name="Shape1" draw:style-name="gr1"><draw:custom-shape draw:style-name="gr2" draw:text-style-name="P117" svg:width="6.926cm" svg:height="7.619cm" svg:x="0.464cm" svg:y="0cm"><text:p/><draw:enhanced-geometry svg:viewBox="0 0 21600 21600" draw:type="rectangle" draw:enhanced-path="M 0 0 L 21600 0 21600 21600 0 21600 0 0 Z N"/></draw:custom-shape><draw:g draw:style-name="gr3"><draw:custom-shape draw:style-name="gr4" draw:text-style-name="P118" svg:width="1.154cm" svg:height="1.848cm" draw:transform="rotate (1.5707963267949) translate (5.77497222222222cm 13.0439583333333cm)"><text:p/><draw:enhanced-geometry svg:viewBox="0 0 21600 21600" draw:type="rectangle" draw:enhanced-path="M 0 0 L 21600 0 21600 21600 0 21600 0 0 Z N"/></draw:custom-shape><draw:frame draw:style-name="gr5" draw:text-style-name="P120" svg:width="1.156cm" svg:height="1.154cm" svg:x="6.121cm" svg:y="11.89cm"><draw:text-box><text:p text:style-name="P119"><text:span text:style-name="T73">NPS</text:span><text:span text:style-name="T73"><text:line-break/></text:span><text:span text:style-name="T73">100-12</text:span></text:p></draw:text-box></draw:frame><draw:line draw:style-name="gr6" draw:text-style-name="P121" svg:x1="6.006cm" svg:y1="12.236cm" svg:x2="6.237cm" svg:y2="12.236cm"><text:p/></draw:line><draw:line draw:style-name="gr6" draw:text-style-name="P121" svg:x1="7.159cm" svg:y1="12.236cm" svg:x2="7.39cm" svg:y2="12.236cm"><text:p/></draw:line><draw:line draw:style-name="gr6" draw:text-style-name="P121" svg:x1="6.12cm" svg:y1="12.352cm" svg:x2="6.12cm" svg:y2="12.121cm"><text:p/></draw:line><draw:line draw:style-name="gr7" draw:text-style-name="P121" svg:x1="6.12cm" svg:y1="11.889cm" svg:x2="6.12cm" svg:y2="11.543cm"><text:p/></draw:line><draw:line draw:style-name="gr7" draw:text-style-name="P121" svg:x1="7.276cm" svg:y1="11.889cm" svg:x2="7.276cm" svg:y2="11.543cm"><text:p/></draw:line></draw:g><draw:line draw:style-name="gr8" draw:text-style-name="P121" svg:x1="3.811cm" svg:y1="9.812cm" svg:x2="3.811cm" svg:y2="9.119cm"><text:p/></draw:line><draw:line draw:style-name="gr9" draw:text-style-name="P121" svg:x1="7.276cm" svg:y1="11.543cm" svg:x2="8.2cm" svg:y2="11.543cm"><text:p/></draw:line><draw:line draw:style-name="gr9" draw:text-style-name="P121" svg:x1="9.352cm" svg:y1="11.543cm" svg:x2="10.276cm" svg:y2="11.543cm"><text:p/></draw:line><draw:line draw:style-name="gr9" draw:text-style-name="P121" svg:x1="11.43cm" svg:y1="11.543cm" svg:x2="12.354cm" svg:y2="11.543cm"><text:p/></draw:line><draw:custom-shape draw:style-name="gr10" draw:text-style-name="P122" svg:width="0.463cm" svg:height="0.925cm" draw:transform="rotate (-1.5707963267949) translate (8.43138888888889cm 10.2728888888889cm)"><text:p/><draw:enhanced-geometry svg:viewBox="0 0 21600 21600" draw:mirror-horizontal="false" draw:mirror-vertical="false" draw:type="rectangle" draw:enhanced-path="M 0 0 L 21600 0 21600 21600 0 21600 0 0 Z N"/></draw:custom-shape><draw:polyline draw:style-name="gr11" draw:text-style-name="P121" svg:width="3.116cm" svg:height="3.924cm" draw:transform="rotate (1.5707963267949) translate (6.12010386714188cm 11.5433642926181cm)" svg:viewBox="0 0 3117 3925" draw:points="0,0 1039,0 1039,3925 3117,3925"><text:p/></draw:polyline><draw:polyline draw:style-name="gr11" draw:text-style-name="P121" svg:width="3.116cm" svg:height="3cm" draw:transform="rotate (1.5707963267949) translate (10.5088381911723cm 11.5433642926181cm)" svg:viewBox="0 0 3117 3001" draw:points="0,3001 1039,3001 1039,0 3117,0"><text:p/></draw:polyline><draw:frame draw:style-name="gr12" draw:text-style-name="P123" svg:width="1.848cm" svg:height="0.578cm" svg:x="14.893cm" svg:y="12.467cm"><draw:text-box><text:p text:style-name="P119"><text:span text:style-name="T73">Ext. Line</text:span></text:p></draw:text-box></draw:frame><draw:polyline draw:style-name="gr13" draw:text-style-name="P121" svg:width="2.308cm" svg:height="4.039cm" draw:transform="rotate (-1.5707963267949) translate (15.2398936460473cm 8.42647411501752cm)" svg:viewBox="0 0 2309 4040" draw:points="0,4040 1616,4040 1616,0 2309,0"><text:p/></draw:polyline><draw:polyline draw:style-name="gr13" draw:text-style-name="P121" svg:width="2.308cm" svg:height="4.732cm" draw:transform="rotate (-1.5707963267949) translate (16.394297415529cm 8.42647411501752cm)" svg:viewBox="0 0 2309 4733" draw:points="0,4733 1154,4733 1154,0 2309,0"><text:p/></draw:polyline><draw:frame draw:style-name="gr14" draw:text-style-name="P123" svg:width="1.502cm" svg:height="0.925cm" svg:x="15.009cm" svg:y="3.577cm"><draw:text-box><text:p text:style-name="P119"><text:span text:style-name="T73">Int. Line</text:span></text:p></draw:text-box></draw:frame><draw:polyline draw:style-name="gr15" draw:text-style-name="P121" svg:width="2.539cm" svg:height="4.501cm" draw:transform="rotate (-3.14159265358979) translate (14.8955725152028cm 9.11911637670655cm)" svg:viewBox="0 0 2540 4502" draw:points="0,4502 577,4502 577,0 2540,0 2540,693"><text:p/></draw:polyline><draw:polyline draw:style-name="gr16" draw:text-style-name="P121" svg:width="5.194cm" svg:height="2.077cm" draw:transform="rotate (-1.5707963267949) translate (14.8955725152028cm 3.46253790624623cm)" svg:viewBox="0 0 5195 2078" draw:points="0,0 0,1154 5195,1154 5195,2078 4964,2078"><text:p/></draw:polyline><draw:frame draw:style-name="gr17" draw:text-style-name="P123" svg:width="1.615cm" svg:height="0.463cm" svg:x="5.775cm" svg:y="9.927cm"><draw:text-box><text:p text:style-name="P119"><text:span text:style-name="T73">Fuse 160A</text:span></text:p></draw:text-box></draw:frame><draw:frame draw:style-name="gr18" draw:text-style-name="P123" svg:width="1.04cm" svg:height="1.156cm" svg:x="0.002cm" svg:y="8.888cm"><draw:text-box><text:p text:style-name="P119"><text:span text:style-name="T73">OverC prot.</text:span><text:span text:style-name="T73"><text:line-break/></text:span><text:span text:style-name="T73">16A</text:span></text:p></draw:text-box></draw:frame><draw:frame draw:style-name="gr19" draw:text-style-name="P123" svg:width="1.154cm" svg:height="1.038cm" svg:x="3.004cm" svg:y="10.506cm"><draw:text-box><text:p text:style-name="P119"><text:span text:style-name="T73">OverV prot.</text:span></text:p></draw:text-box></draw:frame><draw:line draw:style-name="gr8" draw:text-style-name="P121" svg:x1="15.24cm" svg:y1="10.042cm" svg:x2="15.24cm" svg:y2="8.888cm"><text:p/></draw:line><draw:line draw:style-name="gr8" draw:text-style-name="P121" svg:x1="16.394cm" svg:y1="9.581cm" svg:x2="16.394cm" svg:y2="8.888cm"><text:p/></draw:line><draw:frame draw:style-name="gr20" draw:text-style-name="P123" svg:width="1.156cm" svg:height="1.04cm" svg:x="15.238cm" svg:y="6.003cm"><draw:text-box><text:p text:style-name="P119"><text:span text:style-name="T73">OverV prot.</text:span></text:p></draw:text-box></draw:frame><draw:g draw:style-name="gr3"><draw:custom-shape draw:style-name="gr21" draw:text-style-name="P121" svg:width="0.692cm" svg:height="0.694cm" svg:x="7.622cm" svg:y="0.11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22" draw:text-style-name="P124" svg:width="0.521cm" svg:height="0.539cm" svg:x="7.707cm" svg:y="0.192cm"><draw:text-box><text:p text:style-name="P119"><text:span text:style-name="T74">1</text:span></text:p></draw:text-box></draw:frame></draw:g><draw:g draw:style-name="gr3"><draw:custom-shape draw:style-name="gr23" draw:text-style-name="P121" svg:width="0.694cm" svg:height="0.696cm" svg:x="0.348cm" svg:y="10.61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24" draw:text-style-name="P124" svg:width="0.519cm" svg:height="0.541cm" svg:x="0.436cm" svg:y="10.696cm"><draw:text-box><text:p text:style-name="P119"><text:span text:style-name="T74">4</text:span></text:p></draw:text-box></draw:frame></draw:g><draw:g draw:style-name="gr3"><draw:custom-shape draw:style-name="gr23" draw:text-style-name="P121" svg:width="0.694cm" svg:height="0.696cm" svg:x="8.43cm" svg:y="10.9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4" draw:text-style-name="P124" svg:width="0.519cm" svg:height="0.541cm" svg:x="8.516cm" svg:y="11.042cm"><draw:text-box><text:p text:style-name="P119"><text:span text:style-name="T74">2</text:span></text:p></draw:text-box></draw:frame></draw:g><draw:g draw:style-name="gr3"><draw:custom-shape draw:style-name="gr23" draw:text-style-name="P121" svg:width="0.692cm" svg:height="0.696cm" svg:x="10.508cm" svg:y="10.9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4" draw:text-style-name="P124" svg:width="0.521cm" svg:height="0.541cm" svg:x="10.594cm" svg:y="11.042cm"><draw:text-box><text:p text:style-name="P119"><text:span text:style-name="T74">2</text:span></text:p></draw:text-box></draw:frame></draw:g><draw:g draw:style-name="gr3"><draw:custom-shape draw:style-name="gr23" draw:text-style-name="P121" svg:width="0.694cm" svg:height="0.696cm" svg:x="12.586cm" svg:y="10.9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4" draw:text-style-name="P124" svg:width="0.519cm" svg:height="0.541cm" svg:x="12.672cm" svg:y="11.042cm"><draw:text-box><text:p text:style-name="P119"><text:span text:style-name="T74">2</text:span></text:p></draw:text-box></draw:frame></draw:g><draw:g draw:style-name="gr3"><draw:custom-shape draw:style-name="gr25" draw:text-style-name="P125" svg:width="4.62cm" svg:height="4.619cm" draw:transform="rotate (1.5707963267949) translate (8.54604166666667cm 8.080375cm)"><text:p/><draw:enhanced-geometry svg:viewBox="0 0 21600 21600" draw:type="rectangle" draw:enhanced-path="M 0 0 L 21600 0 21600 21600 0 21600 0 0 Z N"/></draw:custom-shape><draw:frame draw:style-name="gr26" draw:text-style-name="P120" svg:width="2.31cm" svg:height="1.156cm" svg:x="9.698cm" svg:y="4.616cm"><draw:text-box><text:p text:style-name="P119"><text:span text:style-name="T73">PH18 MPPT 5048/60A</text:span></text:p></draw:text-box></draw:frame><draw:line draw:style-name="gr7" draw:text-style-name="P121" svg:x1="11.199cm" svg:y1="8.08cm" svg:x2="11.199cm" svg:y2="8.426cm"><text:p/></draw:line><draw:line draw:style-name="gr7" draw:text-style-name="P121" svg:x1="11.661cm" svg:y1="8.08cm" svg:x2="11.661cm" svg:y2="8.426cm"><text:p/></draw:line><draw:frame draw:style-name="gr27" draw:text-style-name="P120" svg:width="1.154cm" svg:height="0.807cm" svg:x="10.853cm" svg:y="7.158cm"><draw:text-box><text:p text:style-name="P119"><text:span text:style-name="T73">AC In</text:span><text:span text:style-name="T73"><text:line-break/></text:span><text:span text:style-name="T73">~ <text:s text:c="2"/>~</text:span></text:p></draw:text-box></draw:frame><draw:line draw:style-name="gr7" draw:text-style-name="P121" svg:x1="12.356cm" svg:y1="8.08cm" svg:x2="12.356cm" svg:y2="8.426cm"><text:p/></draw:line><draw:line draw:style-name="gr7" draw:text-style-name="P121" svg:x1="12.818cm" svg:y1="8.08cm" svg:x2="12.818cm" svg:y2="8.426cm"><text:p/></draw:line><draw:frame draw:style-name="gr27" draw:text-style-name="P120" svg:width="1.156cm" svg:height="0.807cm" svg:x="12.007cm" svg:y="7.158cm"><draw:text-box><text:p text:style-name="P119"><text:span text:style-name="T73">AC Out</text:span><text:span text:style-name="T73"><text:line-break/></text:span><text:span text:style-name="T73">~ <text:s text:c="2"/>~</text:span></text:p></draw:text-box></draw:frame><draw:line draw:style-name="gr7" draw:text-style-name="P121" svg:x1="10.047cm" svg:y1="8.08cm" svg:x2="10.047cm" svg:y2="8.426cm"><text:p/></draw:line><draw:line draw:style-name="gr7" draw:text-style-name="P121" svg:x1="10.509cm" svg:y1="8.08cm" svg:x2="10.509cm" svg:y2="8.426cm"><text:p/></draw:line><draw:frame draw:style-name="gr27" draw:text-style-name="P120" svg:width="1.156cm" svg:height="0.807cm" svg:x="9.698cm" svg:y="7.158cm"><draw:text-box><text:p text:style-name="P119"><text:span text:style-name="T73">ACC</text:span><text:span text:style-name="T73"><text:line-break/></text:span><text:span text:style-name="T73">+ <text:s text:c="2"/>-</text:span></text:p></draw:text-box></draw:frame><draw:line draw:style-name="gr7" draw:text-style-name="P121" svg:x1="8.891cm" svg:y1="8.08cm" svg:x2="8.891cm" svg:y2="8.426cm"><text:p/></draw:line><draw:line draw:style-name="gr7" draw:text-style-name="P121" svg:x1="9.352cm" svg:y1="8.08cm" svg:x2="9.352cm" svg:y2="8.426cm"><text:p/></draw:line><draw:frame draw:style-name="gr27" draw:text-style-name="P120" svg:width="1.154cm" svg:height="0.807cm" svg:x="8.545cm" svg:y="7.158cm"><draw:text-box><text:p text:style-name="P119"><text:span text:style-name="T73">PV Arr</text:span><text:span text:style-name="T73"><text:line-break/></text:span><text:span text:style-name="T73">+ <text:s text:c="2"/>-</text:span></text:p></draw:text-box></draw:frame><draw:g draw:style-name="gr3"><draw:custom-shape draw:style-name="gr28" draw:text-style-name="P121" svg:width="0.696cm" svg:height="0.692cm" svg:x="10.529cm" svg:y="5.86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2" draw:text-style-name="P124" svg:width="0.519cm" svg:height="0.539cm" svg:x="10.617cm" svg:y="5.943cm"><draw:text-box><text:p text:style-name="P119"><text:span text:style-name="T74">3</text:span></text:p></draw:text-box></draw:frame></draw:g></draw:g><draw:g draw:style-name="gr3"><draw:custom-shape draw:style-name="gr4" draw:text-style-name="P118" svg:width="1.154cm" svg:height="1.848cm" draw:transform="rotate (1.5707963267949) translate (7.85106944444444cm 13.0439583333333cm)"><text:p/><draw:enhanced-geometry svg:viewBox="0 0 21600 21600" draw:type="rectangle" draw:enhanced-path="M 0 0 L 21600 0 21600 21600 0 21600 0 0 Z N"/></draw:custom-shape><draw:frame draw:style-name="gr5" draw:text-style-name="P120" svg:width="1.156cm" svg:height="1.154cm" svg:x="8.197cm" svg:y="11.89cm"><draw:text-box><text:p text:style-name="P119"><text:span text:style-name="T73">NPS</text:span><text:span text:style-name="T73"><text:line-break/></text:span><text:span text:style-name="T73">100-12</text:span></text:p></draw:text-box></draw:frame><draw:line draw:style-name="gr6" draw:text-style-name="P121" svg:x1="8.083cm" svg:y1="12.236cm" svg:x2="8.314cm" svg:y2="12.236cm"><text:p/></draw:line><draw:line draw:style-name="gr6" draw:text-style-name="P121" svg:x1="9.239cm" svg:y1="12.236cm" svg:x2="9.47cm" svg:y2="12.236cm"><text:p/></draw:line><draw:line draw:style-name="gr6" draw:text-style-name="P121" svg:x1="8.198cm" svg:y1="12.352cm" svg:x2="8.198cm" svg:y2="12.121cm"><text:p/></draw:line><draw:line draw:style-name="gr7" draw:text-style-name="P121" svg:x1="8.198cm" svg:y1="11.889cm" svg:x2="8.198cm" svg:y2="11.543cm"><text:p/></draw:line><draw:line draw:style-name="gr7" draw:text-style-name="P121" svg:x1="9.352cm" svg:y1="11.889cm" svg:x2="9.352cm" svg:y2="11.543cm"><text:p/></draw:line></draw:g><draw:g draw:style-name="gr3"><draw:custom-shape draw:style-name="gr4" draw:text-style-name="P118" svg:width="1.154cm" svg:height="1.848cm" draw:transform="rotate (1.5707963267949) translate (9.93069444444444cm 13.0439583333333cm)"><text:p/><draw:enhanced-geometry svg:viewBox="0 0 21600 21600" draw:type="rectangle" draw:enhanced-path="M 0 0 L 21600 0 21600 21600 0 21600 0 0 Z N"/></draw:custom-shape><draw:frame draw:style-name="gr5" draw:text-style-name="P120" svg:width="1.156cm" svg:height="1.154cm" svg:x="10.277cm" svg:y="11.89cm"><draw:text-box><text:p text:style-name="P119"><text:span text:style-name="T73">NPS</text:span><text:span text:style-name="T73"><text:line-break/></text:span><text:span text:style-name="T73">100-12</text:span></text:p></draw:text-box></draw:frame><draw:line draw:style-name="gr6" draw:text-style-name="P121" svg:x1="10.161cm" svg:y1="12.236cm" svg:x2="10.392cm" svg:y2="12.236cm"><text:p/></draw:line><draw:line draw:style-name="gr6" draw:text-style-name="P121" svg:x1="11.317cm" svg:y1="12.236cm" svg:x2="11.548cm" svg:y2="12.236cm"><text:p/></draw:line><draw:line draw:style-name="gr6" draw:text-style-name="P121" svg:x1="10.278cm" svg:y1="12.352cm" svg:x2="10.278cm" svg:y2="12.121cm"><text:p/></draw:line><draw:line draw:style-name="gr7" draw:text-style-name="P121" svg:x1="10.278cm" svg:y1="11.889cm" svg:x2="10.278cm" svg:y2="11.543cm"><text:p/></draw:line><draw:line draw:style-name="gr7" draw:text-style-name="P121" svg:x1="11.43cm" svg:y1="11.889cm" svg:x2="11.43cm" svg:y2="11.543cm"><text:p/></draw:line></draw:g><draw:g draw:style-name="gr3"><draw:custom-shape draw:style-name="gr4" draw:text-style-name="P118" svg:width="1.154cm" svg:height="1.848cm" draw:transform="rotate (1.5707963267949) translate (12.0067916666667cm 13.0439583333333cm)"><text:p/><draw:enhanced-geometry svg:viewBox="0 0 21600 21600" draw:type="rectangle" draw:enhanced-path="M 0 0 L 21600 0 21600 21600 0 21600 0 0 Z N"/></draw:custom-shape><draw:frame draw:style-name="gr5" draw:text-style-name="P120" svg:width="1.154cm" svg:height="1.154cm" svg:x="12.355cm" svg:y="11.89cm"><draw:text-box><text:p text:style-name="P119"><text:span text:style-name="T73">NPS</text:span><text:span text:style-name="T73"><text:line-break/></text:span><text:span text:style-name="T73">100-12</text:span></text:p></draw:text-box></draw:frame><draw:line draw:style-name="gr6" draw:text-style-name="P121" svg:x1="12.238cm" svg:y1="12.236cm" svg:x2="12.469cm" svg:y2="12.236cm"><text:p/></draw:line><draw:line draw:style-name="gr6" draw:text-style-name="P121" svg:x1="13.393cm" svg:y1="12.236cm" svg:x2="13.624cm" svg:y2="12.236cm"><text:p/></draw:line><draw:line draw:style-name="gr6" draw:text-style-name="P121" svg:x1="12.356cm" svg:y1="12.352cm" svg:x2="12.356cm" svg:y2="12.121cm"><text:p/></draw:line><draw:line draw:style-name="gr7" draw:text-style-name="P121" svg:x1="12.356cm" svg:y1="11.889cm" svg:x2="12.356cm" svg:y2="11.543cm"><text:p/></draw:line><draw:line draw:style-name="gr7" draw:text-style-name="P121" svg:x1="13.508cm" svg:y1="11.889cm" svg:x2="13.508cm" svg:y2="11.543cm"><text:p/></draw:line></draw:g><draw:g draw:style-name="gr3"><draw:custom-shape draw:style-name="gr29" draw:text-style-name="P122" svg:width="0.461cm" svg:height="0.923cm" svg:x="1.272cm" svg:y="10.506cm"><text:p/><draw:enhanced-geometry svg:viewBox="0 0 21600 21600" draw:mirror-vertical="false" draw:type="rectangle" draw:enhanced-path="M 0 0 L 21600 0 21600 21600 0 21600 0 0 Z N"/></draw:custom-shape><draw:line draw:style-name="gr30" draw:text-style-name="P121" svg:x1="1.502cm" svg:y1="10.851cm" svg:x2="1.502cm" svg:y2="10.158cm"><text:p/></draw:line><draw:line draw:style-name="gr31" draw:text-style-name="P121" svg:x1="1.502cm" svg:y1="11.774cm" svg:x2="1.502cm" svg:y2="11.428cm"><text:p/></draw:line><draw:line draw:style-name="gr31" draw:text-style-name="P121" svg:x1="1.734cm" svg:y1="11.774cm" svg:x2="1.272cm" svg:y2="11.774cm"><text:p/></draw:line><draw:line draw:style-name="gr31" draw:text-style-name="P121" svg:x1="1.619cm" svg:y1="11.89cm" svg:x2="1.388cm" svg:y2="11.89cm"><text:p/></draw:line></draw:g><draw:g draw:style-name="gr3"><draw:custom-shape draw:style-name="gr29" draw:text-style-name="P122" svg:width="0.463cm" svg:height="0.923cm" svg:x="2.195cm" svg:y="10.506cm"><text:p/><draw:enhanced-geometry svg:viewBox="0 0 21600 21600" draw:mirror-vertical="false" draw:type="rectangle" draw:enhanced-path="M 0 0 L 21600 0 21600 21600 0 21600 0 0 Z N"/></draw:custom-shape><draw:line draw:style-name="gr30" draw:text-style-name="P121" svg:x1="2.427cm" svg:y1="10.851cm" svg:x2="2.427cm" svg:y2="10.158cm"><text:p/></draw:line><draw:line draw:style-name="gr31" draw:text-style-name="P121" svg:x1="2.427cm" svg:y1="11.774cm" svg:x2="2.427cm" svg:y2="11.428cm"><text:p/></draw:line><draw:line draw:style-name="gr31" draw:text-style-name="P121" svg:x1="2.658cm" svg:y1="11.774cm" svg:x2="2.196cm" svg:y2="11.774cm"><text:p/></draw:line><draw:line draw:style-name="gr31" draw:text-style-name="P121" svg:x1="2.542cm" svg:y1="11.89cm" svg:x2="2.311cm" svg:y2="11.89cm"><text:p/></draw:line></draw:g><draw:g draw:style-name="gr3"><draw:custom-shape draw:style-name="gr10" draw:text-style-name="P122" svg:width="0.463cm" svg:height="0.925cm" svg:x="15.009cm" svg:y="7.618cm"><text:p/><draw:enhanced-geometry svg:viewBox="0 0 21600 21600" draw:mirror-vertical="true" draw:type="rectangle" draw:enhanced-path="M 0 0 L 21600 0 21600 21600 0 21600 0 0 Z N"/></draw:custom-shape><draw:line draw:style-name="gr30" draw:text-style-name="P121" svg:x1="15.24cm" svg:y1="8.196cm" svg:x2="15.24cm" svg:y2="8.889cm"><text:p/></draw:line><draw:line draw:style-name="gr31" draw:text-style-name="P121" svg:x1="15.24cm" svg:y1="7.272cm" svg:x2="15.24cm" svg:y2="7.618cm"><text:p/></draw:line><draw:line draw:style-name="gr31" draw:text-style-name="P121" svg:x1="15.471cm" svg:y1="7.272cm" svg:x2="15.009cm" svg:y2="7.272cm"><text:p/></draw:line><draw:line draw:style-name="gr31" draw:text-style-name="P121" svg:x1="15.355cm" svg:y1="7.157cm" svg:x2="15.124cm" svg:y2="7.157cm"><text:p/></draw:line></draw:g><draw:g draw:style-name="gr3"><draw:custom-shape draw:style-name="gr10" draw:text-style-name="P122" svg:width="0.463cm" svg:height="0.925cm" svg:x="16.165cm" svg:y="7.618cm"><text:p/><draw:enhanced-geometry svg:viewBox="0 0 21600 21600" draw:mirror-vertical="true" draw:type="rectangle" draw:enhanced-path="M 0 0 L 21600 0 21600 21600 0 21600 0 0 Z N"/></draw:custom-shape><draw:line draw:style-name="gr30" draw:text-style-name="P121" svg:x1="16.394cm" svg:y1="8.196cm" svg:x2="16.394cm" svg:y2="8.889cm"><text:p/></draw:line><draw:line draw:style-name="gr31" draw:text-style-name="P121" svg:x1="16.394cm" svg:y1="7.272cm" svg:x2="16.394cm" svg:y2="7.618cm"><text:p/></draw:line><draw:line draw:style-name="gr31" draw:text-style-name="P121" svg:x1="16.627cm" svg:y1="7.272cm" svg:x2="16.165cm" svg:y2="7.272cm"><text:p/></draw:line><draw:line draw:style-name="gr31" draw:text-style-name="P121" svg:x1="16.51cm" svg:y1="7.157cm" svg:x2="16.279cm" svg:y2="7.157cm"><text:p/></draw:line></draw:g><draw:g draw:style-name="gr3"><draw:custom-shape draw:style-name="gr28" draw:text-style-name="P121" svg:width="0.694cm" svg:height="0.692cm" svg:x="15.471cm" svg:y="8.6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22" draw:text-style-name="P124" svg:width="0.521cm" svg:height="0.539cm" svg:x="15.556cm" svg:y="8.735cm"><draw:text-box><text:p text:style-name="P119"><text:span text:style-name="T74">4</text:span></text:p></draw:text-box></draw:frame></draw:g><draw:g draw:style-name="gr3"><draw:custom-shape draw:style-name="gr21" draw:text-style-name="P121" svg:width="0.692cm" svg:height="0.694cm" svg:x="7.506cm" svg:y="7.61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24" draw:text-style-name="P124" svg:width="0.519cm" svg:height="0.541cm" svg:x="7.594cm" svg:y="7.694cm"><draw:text-box><text:p text:style-name="P119"><text:span text:style-name="T74">5</text:span></text:p></draw:text-box></draw:frame></draw:g><draw:line draw:style-name="gr32" draw:text-style-name="P121" svg:x1="0.464cm" svg:y1="8.426cm" svg:x2="0.464cm" svg:y2="7.618cm"><text:p/></draw:line><draw:line draw:style-name="gr9" draw:text-style-name="P121" svg:x1="0.695cm" svg:y1="8.426cm" svg:x2="0.233cm" svg:y2="8.426cm"><text:p/></draw:line><draw:line draw:style-name="gr9" draw:text-style-name="P121" svg:x1="0.58cm" svg:y1="8.542cm" svg:x2="0.349cm" svg:y2="8.542cm"><text:p/></draw:line><draw:g draw:style-name="gr3"><draw:custom-shape draw:style-name="gr21" draw:text-style-name="P121" svg:width="0.694cm" svg:height="0.694cm" svg:x="15.471cm" svg:y="9.81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22" draw:text-style-name="P124" svg:width="0.521cm" svg:height="0.539cm" svg:x="15.556cm" svg:y="9.89cm"><draw:text-box><text:p text:style-name="P119"><text:span text:style-name="T74">6</text:span></text:p></draw:text-box></draw:frame></draw:g><draw:line draw:style-name="gr9" draw:text-style-name="P121" svg:x1="1.502cm" svg:y1="7.734cm" svg:x2="1.502cm" svg:y2="7.272cm"><text:p/></draw:line><draw:g draw:style-name="gr3"><draw:custom-shape draw:style-name="gr33" draw:text-style-name="P126" svg:width="1.153cm" svg:height="1.848cm" svg:x="0.926cm" svg:y="5.195cm"><text:p/><draw:enhanced-geometry svg:viewBox="0 0 21600 21600" draw:type="rectangle" draw:enhanced-path="M 0 0 L 21600 0 21600 21600 0 21600 0 0 Z N"/></draw:custom-shape><draw:frame draw:style-name="gr26" draw:text-style-name="P123" svg:width="1.153cm" svg:height="1.156cm" svg:x="0.926cm" svg:y="5.54cm"><draw:text-box><text:p text:style-name="P119"><text:span text:style-name="T75">RSM40-8-400M</text:span></text:p></draw:text-box></draw:frame><draw:line draw:style-name="gr6" draw:text-style-name="P121" svg:x1="1.733cm" svg:y1="5.425cm" svg:x2="1.733cm" svg:y2="5.656cm"><text:p/></draw:line><draw:line draw:style-name="gr6" draw:text-style-name="P121" svg:x1="1.619cm" svg:y1="6.695cm" svg:x2="1.85cm" svg:y2="6.695cm"><text:p/></draw:line><draw:line draw:style-name="gr6" draw:text-style-name="P121" svg:x1="1.619cm" svg:y1="5.54cm" svg:x2="1.85cm" svg:y2="5.54cm"><text:p/></draw:line><draw:line draw:style-name="gr7" draw:text-style-name="P121" svg:x1="1.502cm" svg:y1="5.194cm" svg:x2="1.502cm" svg:y2="4.963cm"><text:p/></draw:line><draw:line draw:style-name="gr7" draw:text-style-name="P121" svg:x1="1.502cm" svg:y1="7.041cm" svg:x2="1.502cm" svg:y2="7.272cm"><text:p/></draw:line></draw:g><draw:line draw:style-name="gr8" draw:text-style-name="P121" svg:x1="4.736cm" svg:y1="9.465cm" svg:x2="4.736cm" svg:y2="9.119cm"><text:p/></draw:line><draw:line draw:style-name="gr34" draw:text-style-name="P121" svg:x1="15.24cm" svg:y1="12.236cm" svg:x2="15.24cm" svg:y2="11.89cm"><text:p/></draw:line><draw:line draw:style-name="gr34" draw:text-style-name="P121" svg:x1="16.394cm" svg:y1="12.236cm" svg:x2="16.394cm" svg:y2="11.89cm"><text:p/></draw:line><draw:g draw:style-name="gr3"><draw:custom-shape draw:style-name="gr35" draw:text-style-name="P122" svg:width="0.925cm" svg:height="2.077cm" draw:transform="rotate (-1.5707963267949) translate (16.8557222222222cm 10.7350277777778cm)"><text:p/><draw:enhanced-geometry svg:viewBox="0 0 21600 21600" draw:path-stretchpoint-x="10800" draw:path-stretchpoint-y="10800" draw:text-areas="?f3 ?f4 ?f5 ?f6" draw:type="round-rectangle" draw:modifiers="10085.39325842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9" draw:text-style-name="P121" svg:x1="15.24cm" svg:y1="10.966cm" svg:x2="15.24cm" svg:y2="10.504cm"><text:p/></draw:line><draw:line draw:style-name="gr9" draw:text-style-name="P121" svg:x1="15.24cm" svg:y1="11.428cm" svg:x2="15.471cm" svg:y2="10.966cm"><text:p/></draw:line><draw:line draw:style-name="gr9" draw:text-style-name="P121" svg:x1="15.24cm" svg:y1="11.89cm" svg:x2="15.24cm" svg:y2="11.428cm"><text:p/></draw:line><draw:line draw:style-name="gr9" draw:text-style-name="P121" svg:x1="16.394cm" svg:y1="10.966cm" svg:x2="16.394cm" svg:y2="10.504cm"><text:p/></draw:line><draw:line draw:style-name="gr9" draw:text-style-name="P121" svg:x1="16.394cm" svg:y1="11.428cm" svg:x2="16.625cm" svg:y2="10.966cm"><text:p/></draw:line><draw:line draw:style-name="gr9" draw:text-style-name="P121" svg:x1="16.394cm" svg:y1="11.89cm" svg:x2="16.394cm" svg:y2="11.428cm"><text:p/></draw:line><draw:line draw:style-name="gr36" draw:text-style-name="P121" svg:x1="16.509cm" svg:y1="11.197cm" svg:x2="15.355cm" svg:y2="11.197cm"><text:p/></draw:line></draw:g><draw:frame draw:style-name="gr18" draw:text-style-name="P123" svg:width="1.04cm" svg:height="1.156cm" svg:x="13.625cm" svg:y="10.619cm"><draw:text-box><text:p text:style-name="P119"><text:span text:style-name="T73">OverCprot.</text:span><text:span text:style-name="T73"><text:line-break/></text:span><text:span text:style-name="T73">25A</text:span></text:p></draw:text-box></draw:frame><draw:g draw:style-name="gr3"><draw:custom-shape draw:style-name="gr37" draw:text-style-name="P122" svg:width="0.925cm" svg:height="1.848cm" draw:transform="rotate (-1.5707963267949) translate (2.88748611111111cm 7.96395833333333cm)"><text:p/>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9" draw:text-style-name="P121" svg:x1="1.502cm" svg:y1="8.196cm" svg:x2="1.502cm" svg:y2="7.734cm"><text:p/></draw:line><draw:line draw:style-name="gr9" draw:text-style-name="P121" svg:x1="1.502cm" svg:y1="8.658cm" svg:x2="1.733cm" svg:y2="8.196cm"><text:p/></draw:line><draw:line draw:style-name="gr9" draw:text-style-name="P121" svg:x1="1.502cm" svg:y1="9.119cm" svg:x2="1.502cm" svg:y2="8.657cm"><text:p/></draw:line><draw:line draw:style-name="gr9" draw:text-style-name="P121" svg:x1="2.427cm" svg:y1="8.196cm" svg:x2="2.427cm" svg:y2="7.734cm"><text:p/></draw:line><draw:line draw:style-name="gr9" draw:text-style-name="P121" svg:x1="2.427cm" svg:y1="8.658cm" svg:x2="2.658cm" svg:y2="8.196cm"><text:p/></draw:line><draw:line draw:style-name="gr9" draw:text-style-name="P121" svg:x1="2.427cm" svg:y1="9.119cm" svg:x2="2.427cm" svg:y2="8.657cm"><text:p/></draw:line><draw:line draw:style-name="gr36" draw:text-style-name="P121" svg:x1="2.543cm" svg:y1="8.426cm" svg:x2="1.619cm" svg:y2="8.426cm"><text:p/></draw:line></draw:g><draw:g draw:style-name="gr3"><draw:custom-shape draw:style-name="gr33" draw:text-style-name="P126" svg:width="1.153cm" svg:height="1.848cm" svg:x="0.926cm" svg:y="2.886cm"><text:p/><draw:enhanced-geometry svg:viewBox="0 0 21600 21600" draw:type="rectangle" draw:enhanced-path="M 0 0 L 21600 0 21600 21600 0 21600 0 0 Z N"/></draw:custom-shape><draw:frame draw:style-name="gr26" draw:text-style-name="P123" svg:width="1.153cm" svg:height="1.156cm" svg:x="0.926cm" svg:y="3.231cm"><draw:text-box><text:p text:style-name="P119"><text:span text:style-name="T75">RSM40-8-400M</text:span></text:p></draw:text-box></draw:frame><draw:line draw:style-name="gr6" draw:text-style-name="P121" svg:x1="1.733cm" svg:y1="3.116cm" svg:x2="1.733cm" svg:y2="3.347cm"><text:p/></draw:line><draw:line draw:style-name="gr6" draw:text-style-name="P121" svg:x1="1.619cm" svg:y1="4.386cm" svg:x2="1.85cm" svg:y2="4.386cm"><text:p/></draw:line><draw:line draw:style-name="gr6" draw:text-style-name="P121" svg:x1="1.619cm" svg:y1="3.232cm" svg:x2="1.85cm" svg:y2="3.232cm"><text:p/></draw:line><draw:line draw:style-name="gr7" draw:text-style-name="P121" svg:x1="1.502cm" svg:y1="2.885cm" svg:x2="1.502cm" svg:y2="2.654cm"><text:p/></draw:line><draw:line draw:style-name="gr7" draw:text-style-name="P121" svg:x1="1.502cm" svg:y1="4.732cm" svg:x2="1.502cm" svg:y2="4.963cm"><text:p/></draw:line></draw:g><draw:g draw:style-name="gr3"><draw:custom-shape draw:style-name="gr33" draw:text-style-name="P126" svg:width="1.153cm" svg:height="1.848cm" svg:x="0.926cm" svg:y="0.577cm"><text:p/><draw:enhanced-geometry svg:viewBox="0 0 21600 21600" draw:type="rectangle" draw:enhanced-path="M 0 0 L 21600 0 21600 21600 0 21600 0 0 Z N"/></draw:custom-shape><draw:frame draw:style-name="gr5" draw:text-style-name="P123" svg:width="1.153cm" svg:height="1.154cm" svg:x="0.926cm" svg:y="0.923cm"><draw:text-box><text:p text:style-name="P119"><text:span text:style-name="T75">RSM40-8-400M</text:span></text:p></draw:text-box></draw:frame><draw:line draw:style-name="gr6" draw:text-style-name="P121" svg:x1="1.733cm" svg:y1="0.807cm" svg:x2="1.733cm" svg:y2="1.038cm"><text:p/></draw:line><draw:line draw:style-name="gr6" draw:text-style-name="P121" svg:x1="1.619cm" svg:y1="2.077cm" svg:x2="1.85cm" svg:y2="2.077cm"><text:p/></draw:line><draw:line draw:style-name="gr6" draw:text-style-name="P121" svg:x1="1.619cm" svg:y1="0.923cm" svg:x2="1.85cm" svg:y2="0.923cm"><text:p/></draw:line><draw:line draw:style-name="gr7" draw:text-style-name="P121" svg:x1="1.502cm" svg:y1="0.577cm" svg:x2="1.502cm" svg:y2="0.346cm"><text:p/></draw:line><draw:line draw:style-name="gr7" draw:text-style-name="P121" svg:x1="1.502cm" svg:y1="2.424cm" svg:x2="1.502cm" svg:y2="2.655cm"><text:p/></draw:line></draw:g><draw:polyline draw:style-name="gr38" draw:text-style-name="P121" svg:width="0.923cm" svg:height="6.925cm" svg:x="1.502cm" svg:y="0.346cm" svg:viewBox="0 0 924 6926" draw:points="0,0 924,0 924,0 924,6926"><text:p/></draw:polyline><draw:g draw:style-name="gr3"><draw:custom-shape draw:style-name="gr39" draw:text-style-name="P126" svg:width="1.156cm" svg:height="1.848cm" svg:x="3.233cm" svg:y="5.195cm"><text:p/><draw:enhanced-geometry svg:viewBox="0 0 21600 21600" draw:type="rectangle" draw:enhanced-path="M 0 0 L 21600 0 21600 21600 0 21600 0 0 Z N"/></draw:custom-shape><draw:frame draw:style-name="gr26" draw:text-style-name="P123" svg:width="1.156cm" svg:height="1.156cm" svg:x="3.233cm" svg:y="5.54cm"><draw:text-box><text:p text:style-name="P119"><text:span text:style-name="T75">RSM40-8-400M</text:span></text:p></draw:text-box></draw:frame><draw:line draw:style-name="gr6" draw:text-style-name="P121" svg:x1="4.042cm" svg:y1="5.425cm" svg:x2="4.042cm" svg:y2="5.656cm"><text:p/></draw:line><draw:line draw:style-name="gr6" draw:text-style-name="P121" svg:x1="3.928cm" svg:y1="6.695cm" svg:x2="4.159cm" svg:y2="6.695cm"><text:p/></draw:line><draw:line draw:style-name="gr6" draw:text-style-name="P121" svg:x1="3.928cm" svg:y1="5.54cm" svg:x2="4.159cm" svg:y2="5.54cm"><text:p/></draw:line><draw:line draw:style-name="gr7" draw:text-style-name="P121" svg:x1="3.811cm" svg:y1="5.194cm" svg:x2="3.811cm" svg:y2="4.963cm"><text:p/></draw:line><draw:line draw:style-name="gr7" draw:text-style-name="P121" svg:x1="3.811cm" svg:y1="7.041cm" svg:x2="3.811cm" svg:y2="7.272cm"><text:p/></draw:line></draw:g><draw:g draw:style-name="gr3"><draw:custom-shape draw:style-name="gr39" draw:text-style-name="P126" svg:width="1.156cm" svg:height="1.848cm" svg:x="3.233cm" svg:y="2.886cm"><text:p/><draw:enhanced-geometry svg:viewBox="0 0 21600 21600" draw:type="rectangle" draw:enhanced-path="M 0 0 L 21600 0 21600 21600 0 21600 0 0 Z N"/></draw:custom-shape><draw:frame draw:style-name="gr26" draw:text-style-name="P123" svg:width="1.156cm" svg:height="1.156cm" svg:x="3.233cm" svg:y="3.231cm"><draw:text-box><text:p text:style-name="P119"><text:span text:style-name="T75">RSM40-8-400M</text:span></text:p></draw:text-box></draw:frame><draw:line draw:style-name="gr6" draw:text-style-name="P121" svg:x1="4.042cm" svg:y1="3.116cm" svg:x2="4.042cm" svg:y2="3.347cm"><text:p/></draw:line><draw:line draw:style-name="gr6" draw:text-style-name="P121" svg:x1="3.928cm" svg:y1="4.386cm" svg:x2="4.159cm" svg:y2="4.386cm"><text:p/></draw:line><draw:line draw:style-name="gr6" draw:text-style-name="P121" svg:x1="3.928cm" svg:y1="3.232cm" svg:x2="4.159cm" svg:y2="3.232cm"><text:p/></draw:line><draw:line draw:style-name="gr7" draw:text-style-name="P121" svg:x1="3.811cm" svg:y1="2.885cm" svg:x2="3.811cm" svg:y2="2.654cm"><text:p/></draw:line><draw:line draw:style-name="gr7" draw:text-style-name="P121" svg:x1="3.811cm" svg:y1="4.732cm" svg:x2="3.811cm" svg:y2="4.963cm"><text:p/></draw:line></draw:g><draw:g draw:style-name="gr3"><draw:custom-shape draw:style-name="gr39" draw:text-style-name="P126" svg:width="1.156cm" svg:height="1.848cm" svg:x="3.233cm" svg:y="0.577cm"><text:p/><draw:enhanced-geometry svg:viewBox="0 0 21600 21600" draw:type="rectangle" draw:enhanced-path="M 0 0 L 21600 0 21600 21600 0 21600 0 0 Z N"/></draw:custom-shape><draw:frame draw:style-name="gr5" draw:text-style-name="P123" svg:width="1.156cm" svg:height="1.154cm" svg:x="3.233cm" svg:y="0.923cm"><draw:text-box><text:p text:style-name="P119"><text:span text:style-name="T75">RSM40-8-400M</text:span></text:p></draw:text-box></draw:frame><draw:line draw:style-name="gr6" draw:text-style-name="P121" svg:x1="4.042cm" svg:y1="0.807cm" svg:x2="4.042cm" svg:y2="1.038cm"><text:p/></draw:line><draw:line draw:style-name="gr6" draw:text-style-name="P121" svg:x1="3.928cm" svg:y1="2.077cm" svg:x2="4.159cm" svg:y2="2.077cm"><text:p/></draw:line><draw:line draw:style-name="gr6" draw:text-style-name="P121" svg:x1="3.928cm" svg:y1="0.923cm" svg:x2="4.159cm" svg:y2="0.923cm"><text:p/></draw:line><draw:line draw:style-name="gr7" draw:text-style-name="P121" svg:x1="3.811cm" svg:y1="0.577cm" svg:x2="3.811cm" svg:y2="0.346cm"><text:p/></draw:line><draw:line draw:style-name="gr7" draw:text-style-name="P121" svg:x1="3.811cm" svg:y1="2.424cm" svg:x2="3.811cm" svg:y2="2.655cm"><text:p/></draw:line></draw:g><draw:polyline draw:style-name="gr38" draw:text-style-name="P121" svg:width="0.923cm" svg:height="6.925cm" svg:x="3.811cm" svg:y="0.346cm" svg:viewBox="0 0 924 6926" draw:points="0,0 924,0 924,0 924,6926"><text:p/></draw:polyline><draw:g draw:style-name="gr3"><draw:custom-shape draw:style-name="gr39" draw:text-style-name="P126" svg:width="1.156cm" svg:height="1.848cm" svg:x="5.542cm" svg:y="5.195cm"><text:p/><draw:enhanced-geometry svg:viewBox="0 0 21600 21600" draw:type="rectangle" draw:enhanced-path="M 0 0 L 21600 0 21600 21600 0 21600 0 0 Z N"/></draw:custom-shape><draw:frame draw:style-name="gr26" draw:text-style-name="P123" svg:width="1.156cm" svg:height="1.156cm" svg:x="5.542cm" svg:y="5.54cm"><draw:text-box><text:p text:style-name="P119"><text:span text:style-name="T75">RSM40-8-400M</text:span></text:p></draw:text-box></draw:frame><draw:line draw:style-name="gr6" draw:text-style-name="P121" svg:x1="6.351cm" svg:y1="5.425cm" svg:x2="6.351cm" svg:y2="5.656cm"><text:p/></draw:line><draw:line draw:style-name="gr6" draw:text-style-name="P121" svg:x1="6.237cm" svg:y1="6.695cm" svg:x2="6.468cm" svg:y2="6.695cm"><text:p/></draw:line><draw:line draw:style-name="gr6" draw:text-style-name="P121" svg:x1="6.237cm" svg:y1="5.54cm" svg:x2="6.468cm" svg:y2="5.54cm"><text:p/></draw:line><draw:line draw:style-name="gr7" draw:text-style-name="P121" svg:x1="6.12cm" svg:y1="5.194cm" svg:x2="6.12cm" svg:y2="4.963cm"><text:p/></draw:line><draw:line draw:style-name="gr7" draw:text-style-name="P121" svg:x1="6.12cm" svg:y1="7.041cm" svg:x2="6.12cm" svg:y2="7.272cm"><text:p/></draw:line></draw:g><draw:g draw:style-name="gr3"><draw:custom-shape draw:style-name="gr39" draw:text-style-name="P126" svg:width="1.156cm" svg:height="1.848cm" svg:x="5.542cm" svg:y="2.886cm"><text:p/><draw:enhanced-geometry svg:viewBox="0 0 21600 21600" draw:type="rectangle" draw:enhanced-path="M 0 0 L 21600 0 21600 21600 0 21600 0 0 Z N"/></draw:custom-shape><draw:frame draw:style-name="gr26" draw:text-style-name="P123" svg:width="1.156cm" svg:height="1.156cm" svg:x="5.542cm" svg:y="3.231cm"><draw:text-box><text:p text:style-name="P119"><text:span text:style-name="T75">RSM40-8-400M</text:span></text:p></draw:text-box></draw:frame><draw:line draw:style-name="gr6" draw:text-style-name="P121" svg:x1="6.351cm" svg:y1="3.116cm" svg:x2="6.351cm" svg:y2="3.347cm"><text:p/></draw:line><draw:line draw:style-name="gr6" draw:text-style-name="P121" svg:x1="6.237cm" svg:y1="4.386cm" svg:x2="6.468cm" svg:y2="4.386cm"><text:p/></draw:line><draw:line draw:style-name="gr6" draw:text-style-name="P121" svg:x1="6.237cm" svg:y1="3.232cm" svg:x2="6.468cm" svg:y2="3.232cm"><text:p/></draw:line><draw:line draw:style-name="gr7" draw:text-style-name="P121" svg:x1="6.12cm" svg:y1="2.885cm" svg:x2="6.12cm" svg:y2="2.654cm"><text:p/></draw:line><draw:line draw:style-name="gr7" draw:text-style-name="P121" svg:x1="6.12cm" svg:y1="4.732cm" svg:x2="6.12cm" svg:y2="4.963cm"><text:p/></draw:line></draw:g><draw:g draw:style-name="gr3"><draw:custom-shape draw:style-name="gr39" draw:text-style-name="P126" svg:width="1.156cm" svg:height="1.848cm" svg:x="5.542cm" svg:y="0.577cm"><text:p/><draw:enhanced-geometry svg:viewBox="0 0 21600 21600" draw:type="rectangle" draw:enhanced-path="M 0 0 L 21600 0 21600 21600 0 21600 0 0 Z N"/></draw:custom-shape><draw:frame draw:style-name="gr5" draw:text-style-name="P123" svg:width="1.156cm" svg:height="1.154cm" svg:x="5.542cm" svg:y="0.923cm"><draw:text-box><text:p text:style-name="P119"><text:span text:style-name="T75">RSM40-8-400M</text:span></text:p></draw:text-box></draw:frame><draw:line draw:style-name="gr6" draw:text-style-name="P121" svg:x1="6.351cm" svg:y1="0.807cm" svg:x2="6.351cm" svg:y2="1.038cm"><text:p/></draw:line><draw:line draw:style-name="gr6" draw:text-style-name="P121" svg:x1="6.237cm" svg:y1="2.077cm" svg:x2="6.468cm" svg:y2="2.077cm"><text:p/></draw:line><draw:line draw:style-name="gr6" draw:text-style-name="P121" svg:x1="6.237cm" svg:y1="0.923cm" svg:x2="6.468cm" svg:y2="0.923cm"><text:p/></draw:line><draw:line draw:style-name="gr7" draw:text-style-name="P121" svg:x1="6.12cm" svg:y1="0.577cm" svg:x2="6.12cm" svg:y2="0.346cm"><text:p/></draw:line><draw:line draw:style-name="gr7" draw:text-style-name="P121" svg:x1="6.12cm" svg:y1="2.424cm" svg:x2="6.12cm" svg:y2="2.655cm"><text:p/></draw:line></draw:g><draw:polyline draw:style-name="gr38" draw:text-style-name="P121" svg:width="0.923cm" svg:height="6.925cm" svg:x="6.12cm" svg:y="0.346cm" svg:viewBox="0 0 924 6926" draw:points="0,0 924,0 924,0 924,6926"><text:p/></draw:polyline><draw:g draw:style-name="gr3"><draw:custom-shape draw:style-name="gr37" draw:text-style-name="P122" svg:width="0.925cm" svg:height="1.848cm" draw:transform="rotate (-1.5707963267949) translate (5.19641666666667cm 7.96395833333333cm)"><text:p/>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9" draw:text-style-name="P121" svg:x1="3.811cm" svg:y1="8.196cm" svg:x2="3.811cm" svg:y2="7.734cm"><text:p/></draw:line><draw:line draw:style-name="gr9" draw:text-style-name="P121" svg:x1="3.811cm" svg:y1="8.658cm" svg:x2="4.042cm" svg:y2="8.196cm"><text:p/></draw:line><draw:line draw:style-name="gr9" draw:text-style-name="P121" svg:x1="3.811cm" svg:y1="9.119cm" svg:x2="3.811cm" svg:y2="8.657cm"><text:p/></draw:line><draw:line draw:style-name="gr9" draw:text-style-name="P121" svg:x1="4.736cm" svg:y1="8.196cm" svg:x2="4.736cm" svg:y2="7.734cm"><text:p/></draw:line><draw:line draw:style-name="gr9" draw:text-style-name="P121" svg:x1="4.736cm" svg:y1="8.658cm" svg:x2="4.967cm" svg:y2="8.196cm"><text:p/></draw:line><draw:line draw:style-name="gr9" draw:text-style-name="P121" svg:x1="4.736cm" svg:y1="9.119cm" svg:x2="4.736cm" svg:y2="8.657cm"><text:p/></draw:line><draw:line draw:style-name="gr36" draw:text-style-name="P121" svg:x1="4.852cm" svg:y1="8.426cm" svg:x2="3.928cm" svg:y2="8.426cm"><text:p/></draw:line></draw:g><draw:g draw:style-name="gr3"><draw:custom-shape draw:style-name="gr37" draw:text-style-name="P122" svg:width="0.925cm" svg:height="1.848cm" draw:transform="rotate (-1.5707963267949) translate (7.50534722222222cm 7.96395833333333cm)"><text:p/>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9" draw:text-style-name="P121" svg:x1="6.12cm" svg:y1="8.196cm" svg:x2="6.12cm" svg:y2="7.734cm"><text:p/></draw:line><draw:line draw:style-name="gr9" draw:text-style-name="P121" svg:x1="6.12cm" svg:y1="8.658cm" svg:x2="6.351cm" svg:y2="8.196cm"><text:p/></draw:line><draw:line draw:style-name="gr9" draw:text-style-name="P121" svg:x1="6.12cm" svg:y1="9.119cm" svg:x2="6.12cm" svg:y2="8.657cm"><text:p/></draw:line><draw:line draw:style-name="gr9" draw:text-style-name="P121" svg:x1="7.044cm" svg:y1="8.196cm" svg:x2="7.044cm" svg:y2="7.734cm"><text:p/></draw:line><draw:line draw:style-name="gr9" draw:text-style-name="P121" svg:x1="7.044cm" svg:y1="8.658cm" svg:x2="7.275cm" svg:y2="8.196cm"><text:p/></draw:line><draw:line draw:style-name="gr9" draw:text-style-name="P121" svg:x1="7.044cm" svg:y1="9.119cm" svg:x2="7.044cm" svg:y2="8.657cm"><text:p/></draw:line><draw:line draw:style-name="gr36" draw:text-style-name="P121" svg:x1="7.161cm" svg:y1="8.426cm" svg:x2="6.237cm" svg:y2="8.426cm"><text:p/></draw:line></draw:g><draw:line draw:style-name="gr9" draw:text-style-name="P121" svg:x1="2.427cm" svg:y1="7.734cm" svg:x2="2.427cm" svg:y2="7.272cm"><text:p/></draw:line><draw:line draw:style-name="gr9" draw:text-style-name="P121" svg:x1="3.811cm" svg:y1="7.734cm" svg:x2="3.811cm" svg:y2="7.272cm"><text:p/></draw:line><draw:line draw:style-name="gr9" draw:text-style-name="P121" svg:x1="4.736cm" svg:y1="7.734cm" svg:x2="4.736cm" svg:y2="7.272cm"><text:p/></draw:line><draw:line draw:style-name="gr9" draw:text-style-name="P121" svg:x1="6.12cm" svg:y1="7.734cm" svg:x2="6.12cm" svg:y2="7.272cm"><text:p/></draw:line><draw:line draw:style-name="gr9" draw:text-style-name="P121" svg:x1="7.044cm" svg:y1="7.734cm" svg:x2="7.044cm" svg:y2="7.272cm"><text:p/></draw:line><draw:line draw:style-name="gr8" draw:text-style-name="P121" svg:x1="6.12cm" svg:y1="9.812cm" svg:x2="6.12cm" svg:y2="9.119cm"><text:p/></draw:line><draw:line draw:style-name="gr8" draw:text-style-name="P121" svg:x1="7.044cm" svg:y1="9.465cm" svg:x2="7.044cm" svg:y2="9.119cm"><text:p/></draw:line><draw:line draw:style-name="gr8" draw:text-style-name="P121" svg:x1="1.502cm" svg:y1="9.812cm" svg:x2="1.502cm" svg:y2="10.158cm"><text:p/></draw:line><draw:line draw:style-name="gr8" draw:text-style-name="P121" svg:x1="2.427cm" svg:y1="9.465cm" svg:x2="2.427cm" svg:y2="10.158cm"><text:p/></draw:line><draw:polyline draw:style-name="gr11" draw:text-style-name="P121" svg:width="6.464cm" svg:height="1.038cm" svg:x="2.427cm" svg:y="8.426cm" svg:viewBox="0 0 6465 1039" draw:points="0,693 0,1039 0,1039 6465,1039 6465,1039 6465,0"><text:p/></draw:polyline><draw:polyline draw:style-name="gr11" draw:text-style-name="P121" svg:width="7.849cm" svg:height="1.384cm" svg:x="1.502cm" svg:y="8.426cm" svg:viewBox="0 0 7850 1385" draw:points="0,693 0,1385 0,1385 7850,1385 7850,1385 7850,0"><text:p/></draw:polyline><draw:g draw:style-name="gr3"><draw:custom-shape draw:style-name="gr23" draw:text-style-name="P121" svg:width="0.694cm" svg:height="0.696cm" svg:x="6.236cm" svg:y="10.61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24" draw:text-style-name="P124" svg:width="0.521cm" svg:height="0.541cm" svg:x="6.322cm" svg:y="10.696cm"><draw:text-box><text:p text:style-name="P119"><text:span text:style-name="T74">8</text:span></text:p></draw:text-box></draw:frame></draw:g></draw:g></text:p></draw:text-box></draw:frame></text:p>
      <text:list xml:id="list5930084710566" text:continue-list="list5929108386205" text:style-name="L1">
        <text:list-item text:start-value="1">
          <text:p text:style-name="P101">Напруга х.х. <text:span text:style-name="T17">на сонячних батареях</text:span>:<text:line-break/><text:span text:style-name="T63">41.3 * 3 = 123.9 &lt; 145.</text:span></text:p>
        </text:list-item>
        <text:list-item>
          <text:p text:style-name="P91"><text:span text:style-name="T1">Напруга </text:span>на сонячних батареях <text:span text:style-name="T1">за макс. потужності:<text:line-break/></text:span>3<text:span text:style-name="T63">4</text:span>.<text:span text:style-name="T63">39</text:span> * 3 = <text:span text:style-name="T63">103</text:span>.1<text:span text:style-name="T63">7</text:span> &lt; 130.</text:p>
        </text:list-item>
        <text:list-item>
          <text:p text:style-name="P93">Струм к.з. сонячних батарей:<text:line-break/><text:span text:style-name="T63">12.34 * 3 = 37.02;<text:line-break/>Дріт 8AWG (</text:span><text:span text:style-name="T23">∅ </text:span><text:span text:style-name="T27">3.3, S 8.37 mm</text:span><text:span text:style-name="T40">2</text:span><text:span text:style-name="T27">).</text:span></text:p>
        </text:list-item>
        <text:list-item>
          <text:p text:style-name="P91">Струм від сонячних батарей <text:span text:style-name="T1">за макс. потужності<text:line-break/>11.64</text:span> * <text:span text:style-name="T64">3</text:span> = <text:span text:style-name="T64">34.92</text:span>.</text:p>
        </text:list-item>
        <text:list-item>
          <text:p text:style-name="P92">Максимальна потужність сонячних батарей<text:line-break/><text:span text:style-name="T64">400</text:span> * <text:span text:style-name="T64">9</text:span> = <text:span text:style-name="T64">3600.</text:span></text:p>
        </text:list-item>
        <text:list-item>
          <text:p text:style-name="P94">Струм від акумулятора на номінальній. потужності:<text:line-break/><text:span text:style-name="T43">(</text:span>4000 <text:span text:style-name="T43">+ 50)</text:span> / 48 = 8<text:span text:style-name="T43">4</text:span>.<text:span text:style-name="T43">4</text:span>;<text:line-break/><text:span text:style-name="T19">Дріт 4AWG (</text:span><text:span text:style-name="T23">∅ </text:span><text:span text:style-name="T28">5</text:span><text:span text:style-name="T27">.</text:span><text:span text:style-name="T28">2</text:span><text:span text:style-name="T27">, S </text:span><text:span text:style-name="T28">21</text:span><text:span text:style-name="T27">.</text:span><text:span text:style-name="T28">2</text:span><text:span text:style-name="T27"> mm</text:span><text:span text:style-name="T40">2</text:span><text:span text:style-name="T27">).</text:span></text:p>
        </text:list-item>
        <text:list-item>
          <text:p text:style-name="P95">Струм від акумулятора на макс. потужності (5 сек):</text:p>
        </text:list-item>
      </text:list>
      <text:p text:style-name="P68"><text:span text:style-name="T43">(</text:span>2 * 4000 <text:span text:style-name="T43">+ 50)</text:span> / 48 = 16<text:span text:style-name="T43">7</text:span>.<text:span text:style-name="T43">7</text:span></text:p>
      <text:h text:style-name="P87" text:outline-level="1">Проблеми, що можуть виникнути</text:h>
      <text:list xml:id="list5929913228920" text:continue-list="list5930084710566" text:style-name="L1">
        <text:list-item text:start-value="1">
          <text:p text:style-name="P96">Сонячні панелі можуть намагатися пошкодити, кинувши каміння.</text:p>
        </text:list-item>
        <text:list-item>
          <text:p text:style-name="P97"><text:soft-page-break/>Удар блискавки в панелі.</text:p>
        </text:list-item>
      </text:list>
      <text:h text:style-name="P84" text:outline-level="1">Комунікація</text:h>
      <text:p text:style-name="P65">Відповідь lsusb при підключеному і відключеному інверторі:</text:p>
      <text:p text:style-name="P66">butylochnik@john-Inspiron-7347:~$ lsusb</text:p>
      <text:p text:style-name="P66">Bus 001 Device 003: ID 0a5c:216a Broadcom Corp.</text:p>
      <text:p text:style-name="P66">Bus 001 Device 002: ID 8087:8000 Intel Corp.</text:p>
      <text:p text:style-name="P66">Bus 001 Device 001: ID 1d6b:0002 Linux Foundation 2.0 root hub</text:p>
      <text:p text:style-name="P66">Bus 003 Device 001: ID 1d6b:0003 Linux Foundation 3.0 root hub</text:p>
      <text:p text:style-name="P66">Bus 002 Device 005: ID 04f3:042f Elan Microelectronics Corp.</text:p>
      <text:p text:style-name="P66">Bus 002 Device 004: ID 0c45:64cb Microdia</text:p>
      <text:p text:style-name="P66">Bus 002 Device 003: ID 0483:91d1 STMicroelectronics Sensor Hub</text:p>
      <text:p text:style-name="P66">Bus 002 Device 002: ID 09da:054f A4Tech Co., Ltd.</text:p>
      <text:p text:style-name="P67">Bus 002 Device 006: ID 1a86:7523 QinHeng Electronics HL-340 USB-Serial adapter</text:p>
      <text:p text:style-name="P66">Bus 002 Device 001: ID 1d6b:0002 Linux Foundation 2.0 root hub</text:p>
      <text:p text:style-name="P66"/>
      <text:p text:style-name="P66">butylochnik@john-Inspiron-7347:~$ lsusb</text:p>
      <text:p text:style-name="P66">Bus 001 Device 003: ID 0a5c:216a Broadcom Corp. </text:p>
      <text:p text:style-name="P66">Bus 001 Device 002: ID 8087:8000 Intel Corp. </text:p>
      <text:p text:style-name="P66">Bus 001 Device 001: ID 1d6b:0002 Linux Foundation 2.0 root hub</text:p>
      <text:p text:style-name="P66">Bus 003 Device 001: ID 1d6b:0003 Linux Foundation 3.0 root hub</text:p>
      <text:p text:style-name="P66">Bus 002 Device 005: ID 04f3:042f Elan Microelectronics Corp.</text:p>
      <text:p text:style-name="P66">Bus 002 Device 004: ID 0c45:64cb Microdia</text:p>
      <text:p text:style-name="P66">Bus 002 Device 003: ID 0483:91d1 STMicroelectronics Sensor Hub</text:p>
      <text:p text:style-name="P66">Bus 002 Device 002: ID 09da:054f A4Tech Co., Ltd.</text:p>
      <text:p text:style-name="P66">Bus 002 Device 001: ID 1d6b:0002 Linux Foundation 2.0 root hub</text:p>
      <text:p text:style-name="P66">butylochnik@john-Inspiron-7347:~$ </text:p>
      <text:p text:style-name="P65"/>
      <text:h text:style-name="P88" text:outline-level="1">Перелік робіт</text:h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58">№</text:p>
            </table:table-cell>
            <table:table-cell table:style-name="Table1.B1" office:value-type="string">
              <text:p text:style-name="P59">Операція</text:p>
            </table:table-cell>
            <table:table-cell table:style-name="Table1.B1" office:value-type="string">
              <text:p text:style-name="P60"><text:span text:style-name="T20">М</text:span>атер<text:span text:style-name="T21">і</text:span>ал<text:span text:style-name="T21">и</text:span></text:p>
            </table:table-cell>
            <table:table-cell table:style-name="Table1.B1" office:value-type="string">
              <text:p text:style-name="P60"><text:span text:style-name="T21">І</text:span>нструмент</text:p>
            </table:table-cell>
            <table:table-cell table:style-name="Table1.B1" office:value-type="string">
              <text:p text:style-name="P61">Ри<text:span text:style-name="T21">зики і шляхи обходу</text:span></text:p>
            </table:table-cell>
            <table:table-cell table:style-name="Table1.F1" office:value-type="string">
              <text:p text:style-name="P62">✓</text:p>
            </table:table-cell>
          </table:table-row>
        </table:table-header-rows>
        <table:table-row>
          <table:table-cell table:style-name="Table1.A2" office:value-type="string">
            <text:p text:style-name="P3"><text:sequence text:ref-name="refAutoNr0" text:name="AutoNr" text:formula="ooow:AutoNr+1" style:num-format="1">1</text:sequence></text:p>
          </table:table-cell>
          <table:table-cell table:style-name="Table1.B2" office:value-type="string">
            <text:p text:style-name="P10"><text:span text:style-name="T24">С</text:span><text:span text:style-name="T22">кладання допоміжного трапу.</text:span></text:p>
          </table:table-cell>
          <table:table-cell table:style-name="Table1.B2" office:value-type="string">
            <text:p text:style-name="P11">Дошка 25 <text:span text:style-name="T32">×</text:span> 150 <text:span text:style-name="T32">×</text:span> 4000 1 шт, дошка 25 <text:span text:style-name="T32">×</text:span> 150 <text:span text:style-name="T32">×</text:span> 2000 1 шт,</text:p>
            <text:p text:style-name="P12"><text:span text:style-name="T38">рейка 30 </text:span><text:span text:style-name="T32">×</text:span> <text:span text:style-name="T38">30 </text:span><text:span text:style-name="T32">× </text:span><text:span text:style-name="T37">3000 </text:span>1 шт<text:span text:style-name="T38">,</text:span></text:p>
            <text:p text:style-name="P12"><text:span text:style-name="T39">мет. кутник 2 шт, </text:span>шуруп <text:span text:style-name="T23">∅ </text:span><text:span text:style-name="T25">5 </text:span><text:span text:style-name="T33">× </text:span><text:span text:style-name="T35">50 </text:span><text:span text:style-name="T36">100</text:span><text:span text:style-name="T35"> шт.</text:span></text:p>
          </table:table-cell>
          <table:table-cell table:style-name="Table1.B2" office:value-type="string">
            <text:p text:style-name="P13">Рулетка, дриль, жало-викрутка, пила, викрутка хрестова.</text:p>
          </table:table-cell>
          <table:table-cell table:style-name="Table1.B2" office:value-type="string">
            <text:p text:style-name="P47"/>
          </table:table-cell>
          <table:table-cell table:style-name="Table1.F2" office:value-type="string">
            <text:p text:style-name="P63">✓</text:p>
          </table:table-cell>
        </table:table-row>
        <table:table-row>
          <table:table-cell table:style-name="Table1.A2" office:value-type="string">
            <text:p text:style-name="P3"><text:sequence text:ref-name="refAutoNr1" text:name="AutoNr" text:formula="ooow:AutoNr+1" style:num-format="1">2</text:sequence></text:p>
          </table:table-cell>
          <table:table-cell table:style-name="Table1.B2" office:value-type="string">
            <text:p text:style-name="P14">Натягування горизонтальних мотузок.</text:p>
          </table:table-cell>
          <table:table-cell table:style-name="Table1.B2" office:value-type="string">
            <text:p text:style-name="P14">Мотузка, цвяхи.</text:p>
          </table:table-cell>
          <table:table-cell table:style-name="Table1.B2" office:value-type="string">
            <text:p text:style-name="P14">Рулетка, молоток.</text:p>
          </table:table-cell>
          <table:table-cell table:style-name="Table1.B2" office:value-type="string">
            <text:p text:style-name="P14">Місце кріплення може не потрапити в дошку. <text:span text:style-name="T44">Переконатися, що мотузка йде по центру дошки.</text:span></text:p>
          </table:table-cell>
          <table:table-cell table:style-name="Table1.F2" office:value-type="string">
            <text:p text:style-name="P64">Не робилось</text:p>
          </table:table-cell>
        </table:table-row>
        <table:table-row>
          <table:table-cell table:style-name="Table1.A2" office:value-type="string">
            <text:p text:style-name="P3"><text:sequence text:ref-name="refAutoNr2" text:name="AutoNr" text:formula="ooow:AutoNr+1" style:num-format="1">3</text:sequence></text:p>
          </table:table-cell>
          <table:table-cell table:style-name="Table1.B2" office:value-type="string">
            <text:p text:style-name="P14">Розмітка місць кріплення кронштейнів.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>Рулетка, крейда.</text:p>
          </table:table-cell>
          <table:table-cell table:style-name="Table1.B2" office:value-type="string">
            <text:p text:style-name="P14"/>
          </table:table-cell>
          <table:table-cell table:style-name="Table1.F2" office:value-type="string">
            <text:p text:style-name="P62"/>
          </table:table-cell>
        </table:table-row>
        <table:table-row>
          <table:table-cell table:style-name="Table1.A2" office:value-type="string">
            <text:p text:style-name="P3"><text:sequence text:ref-name="refAutoNr3" text:name="AutoNr" text:formula="ooow:AutoNr+1" style:num-format="1">4</text:sequence></text:p>
          </table:table-cell>
          <table:table-cell table:style-name="Table1.B2" office:value-type="string">
            <text:p text:style-name="P15">Свердління отворів під шпильки кронштейнів.</text:p>
            <text:p text:style-name="P16">Встановлення шпильок і кронштейнів.</text:p>
          </table:table-cell>
          <table:table-cell table:style-name="Table1.B2" office:value-type="string">
            <text:p text:style-name="P16">Шпилька Шпилька дворізьбова гвинт-шуруп <text:span text:style-name="T65">8</text:span>x120 16 шт, гайка М<text:span text:style-name="T65">8</text:span> 32 шт, шайба гровера 16 шт, герметик.</text:p>
          </table:table-cell>
          <table:table-cell table:style-name="Table1.B2" office:value-type="string">
            <text:p text:style-name="P15"><text:span text:style-name="T34">С</text:span><text:span text:style-name="T33">вердла </text:span><text:span text:style-name="T23">∅ </text:span><text:span text:style-name="T31">8</text:span><text:span text:style-name="T22">, </text:span><text:span text:style-name="T23">∅ </text:span><text:span text:style-name="T22">5 (довге), </text:span><text:span text:style-name="T26">набір торцевих накидних ключів, ріжкові ключі.</text:span></text:p>
          </table:table-cell>
          <table:table-cell table:style-name="Table1.B2" office:value-type="string">
            <text:p text:style-name="P14"/>
          </table:table-cell>
          <table:table-cell table:style-name="Table1.F2" office:value-type="string">
            <text:p text:style-name="P63">✓</text:p>
          </table:table-cell>
        </table:table-row>
        <table:table-row>
          <table:table-cell table:style-name="Table1.A2" office:value-type="string">
            <text:p text:style-name="P3"><text:sequence text:ref-name="refAutoNr4" text:name="AutoNr" text:formula="ooow:AutoNr+1" style:num-format="1">5</text:sequence></text:p>
          </table:table-cell>
          <table:table-cell table:style-name="Table1.B2" office:value-type="string">
            <text:p text:style-name="P23">Свердління отворів під заземлення в рейках.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23">Свердло <text:span text:style-name="T23">∅ </text:span><text:span text:style-name="T22">8, дриль.</text:span></text:p>
          </table:table-cell>
          <table:table-cell table:style-name="Table1.B2" office:value-type="string">
            <text:p text:style-name="P14"/>
          </table:table-cell>
          <table:table-cell table:style-name="Table1.F2" office:value-type="string">
            <text:p text:style-name="P63">✓</text:p>
          </table:table-cell>
        </table:table-row>
        <table:table-row>
          <table:table-cell table:style-name="Table1.A2" office:value-type="string">
            <text:p text:style-name="P3"><text:sequence text:ref-name="refAutoNr5" text:name="AutoNr" text:formula="ooow:AutoNr+1" style:num-format="1">6</text:sequence></text:p>
          </table:table-cell>
          <table:table-cell table:style-name="Table1.B2" office:value-type="string">
            <text:p text:style-name="P17">Встановлення рейок для <text:span text:style-name="T45">сонячних </text:span>батарей.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18">Набір ключів торцевих внутрішніх, мотузка.</text:p>
          </table:table-cell>
          <table:table-cell table:style-name="Table1.B2" office:value-type="string">
            <text:p text:style-name="P14">Не забути передбачити приєднання заземлення.</text:p>
          </table:table-cell>
          <table:table-cell table:style-name="Table1.F2" office:value-type="string">
            <text:p text:style-name="P63">✓</text:p>
          </table:table-cell>
        </table:table-row>
        <table:table-row>
          <table:table-cell table:style-name="Table1.A2" office:value-type="string">
            <text:p text:style-name="P3"><text:sequence text:ref-name="refAutoNr6" text:name="AutoNr" text:formula="ooow:AutoNr+1" style:num-format="1">7</text:sequence></text:p>
          </table:table-cell>
          <table:table-cell table:style-name="Table1.B2" office:value-type="string">
            <text:p text:style-name="P20">Виготовлення тримачів для батарей</text:p>
          </table:table-cell>
          <table:table-cell table:style-name="Table1.B2" office:value-type="string">
            <text:p text:style-name="P9">Залізо 2 мм.</text:p>
          </table:table-cell>
          <table:table-cell table:style-name="Table1.B2" office:value-type="string">
            <text:p text:style-name="P20">Рулетка, болгарка, лещата.</text:p>
          </table:table-cell>
          <table:table-cell table:style-name="Table1.B2" office:value-type="string">
            <text:p text:style-name="P14"/>
          </table:table-cell>
          <table:table-cell table:style-name="Table1.F2" office:value-type="string">
            <text:p text:style-name="P64">Не робилось</text:p>
          </table:table-cell>
        </table:table-row>
        <table:table-row>
          <table:table-cell table:style-name="Table1.A22" office:value-type="string">
            <text:p text:style-name="P3"><text:sequence text:ref-name="refAutoNr7" text:name="AutoNr" text:formula="ooow:AutoNr+1" style:num-format="1">8</text:sequence></text:p>
          </table:table-cell>
          <table:table-cell table:style-name="Table1.B9" office:value-type="string">
            <text:p text:style-name="P21">Виготовлення дротів <text:soft-page-break/>підключення <text:span text:style-name="T46">сонячних </text:span>батарей <text:span text:style-name="T52">і дротів заземлення</text:span>.</text:p>
          </table:table-cell>
          <table:table-cell table:style-name="Table1.C9" office:value-type="string">
            <text:p text:style-name="P9">Кабель <text:span text:style-name="T22">∅ 3.3, роз'єми, </text:span><text:soft-page-break/><text:span text:style-name="T29">термо</text:span><text:span text:style-name="T30">збіжка</text:span><text:span text:style-name="T29">, </text:span><text:span text:style-name="T22">олово, каніфоль.</text:span></text:p>
          </table:table-cell>
          <table:table-cell table:style-name="Table1.D9" office:value-type="string">
            <text:p text:style-name="P21">Рулетка, паяльник <text:span text:style-name="T52">100 Вт</text:span>, <text:soft-page-break/>викрутка, кусачки.</text:p>
          </table:table-cell>
          <table:table-cell table:style-name="Table1.E9" office:value-type="string">
            <text:p text:style-name="P27">Перед монтажем другого <text:soft-page-break/>роз'єму надіті на дріт шматок термоусадки.</text:p>
          </table:table-cell>
          <table:table-cell table:style-name="Table1.F9" office:value-type="string">
            <text:p text:style-name="P63">✓</text:p>
          </table:table-cell>
        </table:table-row>
        <table:table-row>
          <table:table-cell table:style-name="Table1.A22" office:value-type="string">
            <text:p text:style-name="P3"><text:sequence text:ref-name="refAutoNr8" text:name="AutoNr" text:formula="ooow:AutoNr+1" style:num-format="1">9</text:sequence></text:p>
          </table:table-cell>
          <table:table-cell table:style-name="Table1.B10" office:value-type="string">
            <text:p text:style-name="P22">Встановлення сонячних батарей.</text:p>
          </table:table-cell>
          <table:table-cell table:style-name="Table1.C10" office:value-type="string">
            <text:p text:style-name="P22">Кріплення для батарей, дроти підключення.</text:p>
          </table:table-cell>
          <table:table-cell table:style-name="Table1.D10" office:value-type="string">
            <text:p text:style-name="P19">Набір ключів торцевих внутрішніх, <text:span text:style-name="T47">вольтметр</text:span>.</text:p>
          </table:table-cell>
          <table:table-cell table:style-name="Table1.E10" office:value-type="string">
            <text:p text:style-name="P52"><text:span text:style-name="T47">Забуті або некоректні з'єднання</text:span>.</text:p>
            <text:p text:style-name="P51">Перевірити:</text:p>
            <text:list xml:id="list1559535434" text:style-name="L2">
              <text:list-item>
                <text:p text:style-name="P70">з кожного боку до дротів підключення приєднані однакові полюси;</text:p>
              </text:list-item>
              <text:list-item>
                <text:p text:style-name="P70">всі батареї з<text:span text:style-name="T48">'</text:span>єднані.</text:p>
              </text:list-item>
              <text:list-item>
                <text:p text:style-name="P71">заземлення підключене до обох рейок.</text:p>
              </text:list-item>
              <text:list-item>
                <text:p text:style-name="P72">Всі дроти на поверхні даху у пластикових трубках.</text:p>
              </text:list-item>
            </text:list>
          </table:table-cell>
          <table:table-cell table:style-name="Table1.F10" office:value-type="string">
            <text:p text:style-name="P63">✓</text:p>
          </table:table-cell>
        </table:table-row>
        <table:table-row>
          <table:table-cell table:style-name="Table1.A22" office:value-type="string">
            <text:p text:style-name="P3"><text:sequence text:ref-name="refAutoNr9" text:name="AutoNr" text:formula="ooow:AutoNr+1" style:num-format="1">10</text:sequence></text:p>
          </table:table-cell>
          <table:table-cell table:style-name="Table1.B11" office:value-type="string">
            <text:p text:style-name="P24">Встановлення розподільчих коробок на даху.</text:p>
          </table:table-cell>
          <table:table-cell table:style-name="Table1.C11" office:value-type="string">
            <text:p text:style-name="P38">Розподільчі коробки, шурупи</text:p>
          </table:table-cell>
          <table:table-cell table:style-name="Table1.D11" office:value-type="string">
            <text:p text:style-name="P38">Хрестова викрутка, шило</text:p>
          </table:table-cell>
          <table:table-cell table:style-name="Table1.E11" office:value-type="string">
            <text:p text:style-name="P53">Одну з коробок треба купити.</text:p>
          </table:table-cell>
          <table:table-cell table:style-name="Table1.F11" office:value-type="string">
            <text:p text:style-name="P63">✓</text:p>
          </table:table-cell>
        </table:table-row>
        <table:table-row>
          <table:table-cell table:style-name="Table1.A22" office:value-type="string">
            <text:p text:style-name="P3"><text:sequence text:ref-name="refAutoNr10" text:name="AutoNr" text:formula="ooow:AutoNr+1" style:num-format="1">11</text:sequence></text:p>
          </table:table-cell>
          <table:table-cell table:style-name="Table1.B12" office:value-type="string">
            <text:p text:style-name="P26">Свердління отворів для дротів підключення до інвертора.</text:p>
          </table:table-cell>
          <table:table-cell table:style-name="Table1.C12" office:value-type="string">
            <text:p text:style-name="P26"/>
          </table:table-cell>
          <table:table-cell table:style-name="Table1.D12" office:value-type="string">
            <text:p text:style-name="P5">Перфоратор (дриль), бур (свердло)</text:p>
          </table:table-cell>
          <table:table-cell table:style-name="Table1.E12" office:value-type="string">
            <text:p text:style-name="P49"/>
          </table:table-cell>
          <table:table-cell table:style-name="Table1.F12" office:value-type="string">
            <text:p text:style-name="P63">✓</text:p>
          </table:table-cell>
        </table:table-row>
        <table:table-row>
          <table:table-cell table:style-name="Table1.A22" office:value-type="string">
            <text:p text:style-name="P3"><text:sequence text:ref-name="refAutoNr11" text:name="AutoNr" text:formula="ooow:AutoNr+1" style:num-format="1">12</text:sequence></text:p>
          </table:table-cell>
          <table:table-cell table:style-name="Table1.B13" office:value-type="string">
            <text:p text:style-name="P25">Виготовлення дротів підключення <text:span text:style-name="T56">сонячних батарей </text:span>до інвертора <text:span text:style-name="T53">і дроту заземлення сонячних батарей.</text:span></text:p>
          </table:table-cell>
          <table:table-cell table:style-name="Table1.C13" office:value-type="string">
            <text:p text:style-name="P7">Кабел<text:span text:style-name="T57">і</text:span> <text:span text:style-name="T57">S 10, S 6</text:span>, <text:span text:style-name="T57">клеми</text:span>, <text:span text:style-name="T51">термозбіжка, </text:span>олово, каніфоль.</text:p>
          </table:table-cell>
          <table:table-cell table:style-name="Table1.D13" office:value-type="string">
            <text:p text:style-name="P6">Рулетка, паяльник <text:span text:style-name="T57">200 Вт</text:span>, кусачки.</text:p>
          </table:table-cell>
          <table:table-cell table:style-name="Table1.E13" office:value-type="string">
            <text:p text:style-name="P54">Перед монтажем другого роз'єму надіті на дріт шматок термо<text:span text:style-name="T29">збіжк</text:span>и.</text:p>
          </table:table-cell>
          <table:table-cell table:style-name="Table1.F13" office:value-type="string">
            <text:p text:style-name="P63">✓</text:p>
          </table:table-cell>
        </table:table-row>
        <table:table-row>
          <table:table-cell table:style-name="Table1.A22" office:value-type="string">
            <text:p text:style-name="P3"><text:sequence text:ref-name="refAutoNr12" text:name="AutoNr" text:formula="ooow:AutoNr+1" style:num-format="1">13</text:sequence></text:p>
          </table:table-cell>
          <table:table-cell table:style-name="Table1.B14" office:value-type="string">
            <text:p text:style-name="P28">Підключення і прокладка робочих дротів і дроту заземлення.</text:p>
          </table:table-cell>
          <table:table-cell table:style-name="Table1.C14" office:value-type="string">
            <text:p text:style-name="P39"><text:span text:style-name="T55">Г</text:span>офрована пластикова трубка, гвинти з гайками і шайбами гровера М8, <text:span text:style-name="T54">(колодка клемна 10 мм</text:span><text:span text:style-name="T41">2</text:span><text:span text:style-name="T54">), хомути</text:span>.</text:p>
          </table:table-cell>
          <table:table-cell table:style-name="Table1.D14" office:value-type="string">
            <text:p text:style-name="P29">Гайкові ключі, викрутки.</text:p>
          </table:table-cell>
          <table:table-cell table:style-name="Table1.E14" office:value-type="string">
            <text:p text:style-name="P48"/>
          </table:table-cell>
          <table:table-cell table:style-name="Table1.F14" office:value-type="string">
            <text:p text:style-name="P63">✓</text:p>
          </table:table-cell>
        </table:table-row>
        <table:table-row>
          <table:table-cell table:style-name="Table1.A22" office:value-type="string">
            <text:p text:style-name="P4"><text:sequence text:ref-name="refAutoNr13" text:name="AutoNr" text:formula="ooow:AutoNr+1" style:num-format="1">14</text:sequence></text:p>
          </table:table-cell>
          <table:table-cell table:style-name="Table1.B22" office:value-type="string">
            <text:p text:style-name="P25">Виготовлення дротів підключення <text:span text:style-name="T56">акумулятора </text:span>до інвертора.</text:p>
          </table:table-cell>
          <table:table-cell table:style-name="Table1.C22" office:value-type="string">
            <text:p text:style-name="P8">Кабель <text:span text:style-name="T57">S 25</text:span>, <text:span text:style-name="T58">клеми</text:span>, <text:span text:style-name="T51">термозбіжка, </text:span>олово, каніфоль.</text:p>
          </table:table-cell>
          <table:table-cell table:style-name="Table1.D22" office:value-type="string">
            <text:p text:style-name="P6">Рулетка, паяльник <text:span text:style-name="T59">200 Вт</text:span>, кусачки.</text:p>
          </table:table-cell>
          <table:table-cell table:style-name="Table1.E22" office:value-type="string">
            <text:list xml:id="list5929203212068" text:continue-numbering="true" text:style-name="L2">
              <text:list-item>
                <text:p text:style-name="P72">Перед монтажем другого роз'єму надіті на дріт шматок термо<text:span text:style-name="T22">збіжк</text:span>и.</text:p>
              </text:list-item>
              <text:list-item>
                <text:p text:style-name="P72"><text:soft-page-break/>Один з дротів має йти через запобіжник.</text:p>
              </text:list-item>
            </text:list>
          </table:table-cell>
          <table:table-cell table:style-name="Table1.F22" office:value-type="string">
            <text:p text:style-name="P63">✓</text:p>
          </table:table-cell>
        </table:table-row>
        <table:table-row>
          <table:table-cell table:style-name="Table1.A22" office:value-type="string">
            <text:p text:style-name="P4"><text:sequence text:ref-name="refAutoNr14" text:name="AutoNr" text:formula="ooow:AutoNr+1" style:num-format="1">15</text:sequence></text:p>
          </table:table-cell>
          <table:table-cell table:style-name="Table1.B22" office:value-type="string">
            <text:p text:style-name="P30">Виготовлення тимчасового стелажу для акумуляторів</text:p>
          </table:table-cell>
          <table:table-cell table:style-name="Table1.C22" office:value-type="string">
            <text:p text:style-name="P40">Рейки, дошки, шурупи.</text:p>
          </table:table-cell>
          <table:table-cell table:style-name="Table1.D22" office:value-type="string">
            <text:p text:style-name="P30">Пилка, дриль з викруткою.</text:p>
          </table:table-cell>
          <table:table-cell table:style-name="Table1.E22" office:value-type="string">
            <text:p text:style-name="P50"/>
          </table:table-cell>
          <table:table-cell table:style-name="Table1.F22" office:value-type="string">
            <text:p text:style-name="P63">✓</text:p>
          </table:table-cell>
        </table:table-row>
        <table:table-row>
          <table:table-cell table:style-name="Table1.A22" office:value-type="string">
            <text:p text:style-name="P4"><text:sequence text:ref-name="refAutoNr15" text:name="AutoNr" text:formula="ooow:AutoNr+1" style:num-format="1">16</text:sequence></text:p>
          </table:table-cell>
          <table:table-cell table:style-name="Table1.B22" office:value-type="string">
            <text:p text:style-name="P31">Монтаж інвертора на стіну.</text:p>
          </table:table-cell>
          <table:table-cell table:style-name="Table1.C22" office:value-type="string">
            <text:p text:style-name="P41">Дюбелі <text:span text:style-name="T6">∅ </text:span><text:span text:style-name="T2">10 3 шт</text:span>, шурупи <text:span text:style-name="T6">∅ </text:span><text:span text:style-name="T2">8 3 шт</text:span>.</text:p>
          </table:table-cell>
          <table:table-cell table:style-name="Table1.D22" office:value-type="string">
            <text:p text:style-name="P31">Перфоратор, бур, молоток, гайковий ключ.</text:p>
          </table:table-cell>
          <table:table-cell table:style-name="Table1.E22" office:value-type="string">
            <text:p text:style-name="P55"/>
          </table:table-cell>
          <table:table-cell table:style-name="Table1.F22" office:value-type="string">
            <text:p text:style-name="P63">✓</text:p>
          </table:table-cell>
        </table:table-row>
        <table:table-row>
          <table:table-cell table:style-name="Table1.A22" office:value-type="string">
            <text:p text:style-name="P4"><text:sequence text:ref-name="refAutoNr16" text:name="AutoNr" text:formula="ooow:AutoNr+1" style:num-format="1">17</text:sequence></text:p>
          </table:table-cell>
          <table:table-cell table:style-name="Table1.B22" office:value-type="string">
            <text:p text:style-name="P31">Монтаж кабельних каналів.</text:p>
          </table:table-cell>
          <table:table-cell table:style-name="Table1.C22" office:value-type="string">
            <text:p text:style-name="P41">Дюбелі <text:span text:style-name="T6">∅ </text:span><text:span text:style-name="T2">5</text:span>, шурупи <text:span text:style-name="T6">∅ </text:span><text:span text:style-name="T2">3, кабельний канал</text:span>.</text:p>
          </table:table-cell>
          <table:table-cell table:style-name="Table1.D22" office:value-type="string">
            <text:p text:style-name="P31">Перфоратор, бур, молоток, хрестова викрутка.</text:p>
          </table:table-cell>
          <table:table-cell table:style-name="Table1.E22" office:value-type="string">
            <text:p text:style-name="P50"/>
          </table:table-cell>
          <table:table-cell table:style-name="Table1.F22" office:value-type="string">
            <text:p text:style-name="P63">✓</text:p>
          </table:table-cell>
        </table:table-row>
        <table:table-row>
          <table:table-cell table:style-name="Table1.A22" office:value-type="string">
            <text:p text:style-name="P4"><text:sequence text:ref-name="refAutoNr17" text:name="AutoNr" text:formula="ooow:AutoNr+1" style:num-format="1">18</text:sequence></text:p>
          </table:table-cell>
          <table:table-cell table:style-name="Table1.B22" office:value-type="string">
            <text:p text:style-name="P31">Монтаж коробки <text:span text:style-name="T60">для автоматів та </text:span>ПЗІП</text:p>
          </table:table-cell>
          <table:table-cell table:style-name="Table1.C22" office:value-type="string">
            <text:p text:style-name="P41">Дюбелі <text:span text:style-name="T6">∅ </text:span><text:span text:style-name="T2">8</text:span>, шурупи <text:span text:style-name="T6">∅ </text:span><text:span text:style-name="T2">4, коробка ПЗІП</text:span>.</text:p>
          </table:table-cell>
          <table:table-cell table:style-name="Table1.D22" office:value-type="string">
            <text:p text:style-name="P31">Перфоратор, бур, молоток, хрестова викрутка.</text:p>
          </table:table-cell>
          <table:table-cell table:style-name="Table1.E22" office:value-type="string">
            <text:p text:style-name="P50"/>
          </table:table-cell>
          <table:table-cell table:style-name="Table1.F22" office:value-type="string">
            <text:p text:style-name="P63">✓</text:p>
          </table:table-cell>
        </table:table-row>
        <table:table-row>
          <table:table-cell table:style-name="Table1.A22" office:value-type="string">
            <text:p text:style-name="P4"><text:sequence text:ref-name="refAutoNr18" text:name="AutoNr" text:formula="ooow:AutoNr+1" style:num-format="1">19</text:sequence></text:p>
          </table:table-cell>
          <table:table-cell table:style-name="Table1.B22" office:value-type="string">
            <text:p text:style-name="P33">Монтаж коробки і запобіжника</text:p>
          </table:table-cell>
          <table:table-cell table:style-name="Table1.C22" office:value-type="string">
            <text:p text:style-name="P42">Дюбелі <text:span text:style-name="T6">∅ </text:span><text:span text:style-name="T7">10</text:span>, шурупи <text:span text:style-name="T6">∅ </text:span><text:span text:style-name="T7">6</text:span><text:span text:style-name="T2">, коробка </text:span><text:span text:style-name="T7">і кронштейн для запобіжника</text:span>.</text:p>
          </table:table-cell>
          <table:table-cell table:style-name="Table1.D22" office:value-type="string">
            <text:p text:style-name="P32">Перфоратор, бур, молоток, хрестова викрутка.</text:p>
          </table:table-cell>
          <table:table-cell table:style-name="Table1.E22" office:value-type="string">
            <text:p text:style-name="P56">Попередньо коробку підігнати під запобіжник.</text:p>
          </table:table-cell>
          <table:table-cell table:style-name="Table1.F22" office:value-type="string">
            <text:p text:style-name="P63">✓</text:p>
          </table:table-cell>
        </table:table-row>
        <table:table-row>
          <table:table-cell table:style-name="Table1.A22" office:value-type="string">
            <text:p text:style-name="P4"><text:sequence text:ref-name="refAutoNr19" text:name="AutoNr" text:formula="ooow:AutoNr+1" style:num-format="1">20</text:sequence></text:p>
          </table:table-cell>
          <table:table-cell table:style-name="Table1.B22" office:value-type="string">
            <text:p text:style-name="P34">Монтаж та підключення <text:span text:style-name="T61">до інвертора </text:span>акумуляторів.</text:p>
          </table:table-cell>
          <table:table-cell table:style-name="Table1.C22" office:value-type="string">
            <text:p text:style-name="P43">Дроти, <text:span text:style-name="T61">запобіжник</text:span>.</text:p>
          </table:table-cell>
          <table:table-cell table:style-name="Table1.D22" office:value-type="string">
            <text:p text:style-name="P43">Гайковий ключ.</text:p>
          </table:table-cell>
          <table:table-cell table:style-name="Table1.E22" office:value-type="string">
            <text:list xml:id="list5928426945358" text:continue-numbering="true" text:style-name="L2">
              <text:list-item>
                <text:p text:style-name="P72">Перевірити полярність.</text:p>
              </text:list-item>
              <text:list-item>
                <text:p text:style-name="P72">Дроти пропустити через кришку інвертора.</text:p>
              </text:list-item>
            </text:list>
          </table:table-cell>
          <table:table-cell table:style-name="Table1.F22" office:value-type="string">
            <text:p text:style-name="P63">✓</text:p>
          </table:table-cell>
        </table:table-row>
        <table:table-row>
          <table:table-cell table:style-name="Table1.A22" office:value-type="string">
            <text:p text:style-name="P4"><text:sequence text:ref-name="refAutoNr20" text:name="AutoNr" text:formula="ooow:AutoNr+1" style:num-format="1">21</text:sequence></text:p>
          </table:table-cell>
          <table:table-cell table:style-name="Table1.B22" office:value-type="string">
            <text:p text:style-name="P35">Монтаж та підключення до інвертора і батарей автоматів та ПЗІП.</text:p>
          </table:table-cell>
          <table:table-cell table:style-name="Table1.C22" office:value-type="string">
            <text:p text:style-name="P44">Дроти.</text:p>
          </table:table-cell>
          <table:table-cell table:style-name="Table1.D22" office:value-type="string">
            <text:p text:style-name="P44">Хрестова викрутка, паяльник, олово, каніфоль.</text:p>
          </table:table-cell>
          <table:table-cell table:style-name="Table1.E22" office:value-type="string">
            <text:p text:style-name="P50"/>
          </table:table-cell>
          <table:table-cell table:style-name="Table1.F22" office:value-type="string">
            <text:p text:style-name="P63">✓</text:p>
          </table:table-cell>
        </table:table-row>
        <table:table-row>
          <table:table-cell table:style-name="Table1.A23" office:value-type="string">
            <text:p text:style-name="P4"><text:sequence text:ref-name="refAutoNr21" text:name="AutoNr" text:formula="ooow:AutoNr+1" style:num-format="1">22</text:sequence></text:p>
          </table:table-cell>
          <table:table-cell table:style-name="Table1.B23" office:value-type="string">
            <text:p text:style-name="P35">Підключення до інвертора заземлення.</text:p>
          </table:table-cell>
          <table:table-cell table:style-name="Table1.C23" office:value-type="string">
            <text:p text:style-name="P37"/>
          </table:table-cell>
          <table:table-cell table:style-name="Table1.D23" office:value-type="string">
            <text:p text:style-name="P45">Хрестова викрутка.</text:p>
          </table:table-cell>
          <table:table-cell table:style-name="Table1.E23" office:value-type="string">
            <text:p text:style-name="P50"/>
          </table:table-cell>
          <table:table-cell table:style-name="Table1.F23" office:value-type="string">
            <text:p text:style-name="P63">✓</text:p>
          </table:table-cell>
        </table:table-row>
        <table:table-row>
          <table:table-cell table:style-name="Table1.A24" office:value-type="string">
            <text:p text:style-name="P3"><text:sequence text:ref-name="refAutoNr22" text:name="AutoNr" text:formula="ooow:AutoNr+1" style:num-format="1">23</text:sequence></text:p>
          </table:table-cell>
          <table:table-cell table:style-name="Table1.B24" office:value-type="string">
            <text:p text:style-name="P36">Перевірка працездатності системи.</text:p>
          </table:table-cell>
          <table:table-cell table:style-name="Table1.C24" office:value-type="string">
            <text:p text:style-name="P46">Розетка-подовжувач.</text:p>
          </table:table-cell>
          <table:table-cell table:style-name="Table1.D24" office:value-type="string">
            <text:p text:style-name="P45">Хрестова викрутка, <text:span text:style-name="T62">тестер</text:span>.</text:p>
          </table:table-cell>
          <table:table-cell table:style-name="Table1.E24" office:value-type="string">
            <text:p text:style-name="P57">Перевірка роботи:</text:p>
            <text:p text:style-name="P57">лампочки, холодильника, чайника.</text:p>
          </table:table-cell>
          <table:table-cell table:style-name="Table1.F24" office:value-type="string">
            <text:p text:style-name="P63">✓</text:p>
          </table:table-cell>
        </table:table-row>
      </table:table>
      <text:h text:style-name="P89" text:outline-level="1">Комерційні данні</text:h>
      <text:p text:style-name="P2"/>
      <text:h text:style-name="P85" text:outline-level="1"><draw:frame draw:style-name="fr2" draw:name="Object1" text:anchor-type="paragraph" svg:x="0cm" svg:y="0.413cm" svg:width="17.196cm" svg:height="12.345cm" draw:z-index="1"><draw:object xlink:href="./Object 1" xlink:type="simple" xlink:show="embed" xlink:actuate="onLoad"/><draw:image xlink:href="./ObjectReplacements/Object 1" xlink:type="simple" xlink:show="embed" xlink:actuate="onLoad"/></draw:frame>Висновки</text:h>
      <text:list xml:id="list33688269" text:style-name="L3">
        <text:list-item>
          <text:p text:style-name="P73">Систему було запущено у використання <text:span text:style-name="T68">1</text:span>0/0<text:span text:style-name="T68">8</text:span>/<text:span text:style-name="T68">23</text:span>.</text:p>
        </text:list-item>
        <text:list-item>
          <text:p text:style-name="P73"><text:span text:style-name="T68">Спочатку було підключено інвертор разом із акумуляторами до зовнішньої і внутрішньої мереж</text:span>. <text:span text:style-name="T68">В такому режимі інвертор використовувався як UPS починаючи з грудня 2022. Вже в липні було монтовано батареї і підключено до інветора.</text:span></text:p>
        </text:list-item>
        <text:list-item>
          <text:p text:style-name="P73"><text:span text:style-name="T68">Всі роботи <text:s/>монтажу рейок і дротів велися безпосередньо з підставленої до краю даху драбини а потім із вже встановлених рейок</text:span>.</text:p>
        </text:list-item>
        <text:list-item>
          <text:p text:style-name="P74">Підйом батарей на дах здійснювався по 2х рейках, з’єднаних між собою. Рейки використовував довжиною близько 6 м, що забезпечило легкий підйом батарей.</text:p>
        </text:list-item>
        <text:list-item>
          <text:p text:style-name="P75">Верхній ряд батарей монтувався з нижніх рейок. Для монтажу нижнього ряду у верхній частині рейок прикрутив горизонтальний трап, по якому пересувався коли виставляв батарею.</text:p>
        </text:list-item>
        <text:list-item>
          <text:p text:style-name="P75">В самих батареях, які ставив у нижній ряд, вкрутив у верхній частині з кожного боку по гвинту (отвори в батареях вже були). Після підйому батарея цими гвинтами чіплялась до верхньої монтажної планки. Це дозволило легко переміщатися в нижню частину батареї після її підйому.</text:p>
        </text:list-item>
        <text:list-item>
          <text:p text:style-name="P76"><text:soft-page-break/>Для <text:span text:style-name="T69">приєднання до батарей на поверхні даху використав спеціальний дріт KBE solar 4 мм</text:span><text:span text:style-name="T42">2</text:span>. <text:span text:style-name="T69">Решту розводки робив кабелем ПВ-3 10 мм</text:span><text:span text:style-name="T42">2</text:span><text:span text:style-name="T69">. Для заземлення використав ПВ-3 6 мм</text:span><text:span text:style-name="T42">2</text:span><text:span text:style-name="T69">.</text:span></text:p>
        </text:list-item>
        <text:list-item>
          <text:p text:style-name="P77">Автомати відключення батарей <text:span text:style-name="T69">так само як і ПЗІПи </text:span>було встанов<text:span text:style-name="T69">лено на даху. Через необхідність захисту як плюса так і мінуса сонячного масиву було використано двох полюсні автомати біля інвертора встановлено автомат (теж двох полюсний) відключення від мережі і відповідні ПЗІПи.</text:span></text:p>
        </text:list-item>
      </text:list>
      <text:h text:style-name="P86" text:outline-level="1"><text:span text:style-name="T70">Розрахунок потужності для зварювального апарату</text:span></text:h>
      <text:list xml:id="list5928668961485" text:continue-list="list5929913228920" text:style-name="L1">
        <text:list-item text:start-value="1">
          <text:p text:style-name="P102">Максимальна потужність <text:span text:style-name="T13">(ККД = 0.95)</text:span>:</text:p>
          <text:list>
            <text:list-item>
              <text:p text:style-name="P116">150 * 26 / 0.95 = 4.1 кВт.</text:p>
            </text:list-item>
            <text:list-item>
              <text:p text:style-name="P98">Це відповідає мережевому струму 150 * 26 / (0.95 * 220) = 18.7 А.</text:p>
            </text:list-item>
          </text:list>
        </text:list-item>
      </text:list>
      <text:p text:style-name="P99"/>
      <text:h text:style-name="Heading_20_1" text:outline-level="1">Спостереження за роботою системи</text:h>
      <text:p text:style-name="P78"><text:span text:style-name="T9">Майже одразу після встановлення сонячних батарей помітив аномальну поведінку системи — інвертор регулярно клацав якоюсь релюхою. Визначити причину такої аномалії довго не вдавалося. На початку 06.2024 з'ясував, що один з акумуляторів вийшов з ладу — </text:span><text:span text:style-name="T10">напруга на ньому в режимі заряджання могла сягати 18 В, а під навантаженням могла падати до 6 В</text:span><text:span text:style-name="T9">. </text:span><text:span text:style-name="T10">Замінив цей акумулятор на автомобільний і система повернулася до нормального стану. </text:span><text:span text:style-name="T9"><text:s/></text:span><text:span text:style-name="T10">Отже замовив </text:span><text:span text:style-name="T11">аналогічний за параметрами акумулятор </text:span><text:a xlink:type="simple" xlink:href="https://mega-teplo.com.ua/ua/p1979176844-gelevij-akumulyator-toyama.html" text:style-name="Internet_20_link" text:visited-style-name="Visited_20_Internet_20_Link"><text:span text:style-name="T11">https://mega-teplo.com.ua/ua/p1979176844-gelevij-akumulyator-toyama.html</text:span></text:a><text:span text:style-name="T10"> </text:span><text:span text:style-name="T11">і 09.06.24 ввів в експлуатацію.</text:span></text:p>
      <text:p text:style-name="P79">Максимальний струм, який інвертор подає для зарядки акумуляторів, виглядає суттєво завищеним — <text:span text:style-name="T71">60 А проти 30 А, на які розраховані акумулятори</text:span>. <text:span text:style-name="T71">Експериментально встановив, що цим струмом опікується параметр за номером 02 у списку параметрів інвертора. Встановив його на рівні 10 А (1/10 від ємності акумулятора).</text:span></text:p>
      <text:p text:style-name="P80">Виглядає так, що параметр за номером <text:span text:style-name="T72">47 у списку параметрів сонячного перетворювача не має відношення до струму зарядки батарей а визначає максимальний струм, який видаватиме цей блок на внутрішню шину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erif1" svg:font-family="FreeSerif" style:font-family-generic="roman"/>
    <style:font-face style:name="FreeSans5" svg:font-family="FreeSans" style:font-family-generic="swiss"/>
    <style:font-face style:name="FreeSerif" svg:font-family="FreeSerif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2" svg:font-family="FreeSans" style:font-adornments="Bold" style:font-family-generic="swiss" style:font-pitch="variable"/>
    <style:font-face style:name="FreeSans1" svg:font-family="FreeSans" style:font-adornments="Bold Oblique" style:font-family-generic="swiss" style:font-pitch="variable"/>
    <style:font-face style:name="FreeSans3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4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" draw:display-name="Dashed (var)" draw:style="rect" draw:dots1="1" draw:dots1-length="112%" draw:distance="72%"/>
    <draw:stroke-dash draw:name="Ultrafine_20_2_20_Dots_20_3_20_Dashes" draw:display-name="Ultrafine 2 Dots 3 Dashes" draw:style="rect" draw:dots1="2" draw:dots1-length="0.029cm" draw:dots2="3" draw:dots2-length="0.144cm" draw:distance="0.07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4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4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4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5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5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5" style:font-family-complex="FreeSans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class="text">
      <loext:graphic-properties draw:fill="none" draw:fill-color="#729fcf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FreeSans" fo:font-family="FreeSans" style:font-family-generic="swiss" style:font-pitch="variable" fo:font-size="18pt" fo:font-weight="600" fo:background-color="transparent" style:font-size-asian="18pt" style:font-weight-asian="bold" style:font-size-complex="18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0cm" fo:margin-right="0cm" fo:margin-top="0.247cm" fo:margin-bottom="0.212cm" loext:contextual-spacing="false" fo:text-indent="0cm" style:auto-text-indent="false" style:page-number="auto" fo:background-color="transparent" fo:keep-with-next="always">
        <style:tab-stops/>
      </style:paragraph-properties>
      <style:text-properties style:font-name="FreeSans1" fo:font-family="FreeSans" style:font-style-name="Bold Oblique" style:font-family-generic="swiss" style:font-pitch="variable" fo:font-size="13pt" fo:font-style="italic" fo:font-weight="600" fo:background-color="transparent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>
      <style:text-properties officeooo:rsid="006aa90e" style:font-name-asian="Noto Sans CJK SC Regular" style:font-family-asian="'Noto Sans CJK SC Regular'" style:font-family-generic-asian="system" style:font-pitch-asian="variable" style:font-name-complex="FreeSans4" style:font-family-complex="FreeSan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499cm" fo:text-indent="-1cm" fo:margin-left="1.499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Landscape" style:page-layout-name="Mpm2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Євтушенко</meta:initial-creator>
    <meta:creation-date>2017-05-05T18:00:41.200583606</meta:creation-date>
    <dc:date>2024-06-10T00:59:26.764473504</dc:date>
    <dc:creator>Віталій Євтушенко</dc:creator>
    <meta:editing-duration>P6DT2H53M45S</meta:editing-duration>
    <meta:editing-cycles>157</meta:editing-cycles>
    <meta:generator>LibreOffice/6.2.8.2$Linux_X86_64 LibreOffice_project/20$Build-2</meta:generator>
    <meta:document-statistic meta:table-count="1" meta:image-count="0" meta:object-count="1" meta:page-count="8" meta:paragraph-count="220" meta:word-count="1485" meta:character-count="9359" meta:non-whitespace-character-count="814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89.99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22.51mm"/>
    </style:style>
    <style:style style:name="co5" style:family="table-column">
      <style:table-column-properties fo:break-before="auto" style:column-width="20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9.6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7.78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uk" number:country="UA">
      <number:number number:decimal-places="2" loext:min-decimal-places="2" number:min-integer-digits="1"/>
    </number:number-style>
    <number:date-style style:name="N10037" number:language="uk" number:country="UA" number:automatic-order="true">
      <number:day number:style="long"/>
      <number:text>.</number:text>
      <number:month number:style="long"/>
      <number:text>.</number:text>
      <number:year/>
    </number:date-style>
    <number:text-style style:name="N10100" number:language="uk" number:country="UA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wrap-option="wrap" fo:border="0.51pt solid #000000" style:vertical-align="middle"/>
      <style:paragraph-properties fo:text-align="center"/>
      <style:text-properties style:font-name="FreeSans" fo:font-size="12pt"/>
    </style:style>
    <style:style style:name="ce2" style:family="table-cell" style:parent-style-name="Default">
      <style:table-cell-properties style:text-align-source="fix" style:repeat-content="false" fo:wrap-option="wrap" fo:border="0.51pt solid #000000" style:vertical-align="top"/>
      <style:paragraph-properties fo:text-align="center"/>
      <style:text-properties style:font-name="FreeSans" fo:font-size="12pt" style:font-size-asian="12pt" style:font-size-complex="12pt"/>
    </style:style>
    <style:style style:name="ce3" style:family="table-cell" style:parent-style-name="Default" style:data-style-name="N10100">
      <style:table-cell-properties style:text-align-source="fix" style:repeat-content="false" fo:wrap-option="wrap" fo:border="0.51pt solid #000000" style:vertical-align="middle"/>
      <style:paragraph-properties fo:text-align="start"/>
      <style:text-properties style:font-name="FreeSans" fo:font-size="12pt"/>
    </style:style>
    <style:style style:name="ce5" style:family="table-cell" style:parent-style-name="Default" style:data-style-name="N10100">
      <style:table-cell-properties style:text-align-source="fix" style:repeat-content="false" fo:wrap-option="wrap" fo:border="0.51pt solid #000000" style:vertical-align="top"/>
      <style:paragraph-properties fo:text-align="start"/>
      <style:text-properties style:font-name="FreeSans" fo:font-size="12pt" style:font-name-asian="FreeSans" style:font-size-asian="12pt" style:language-asian="hi" style:country-asian="IN" style:font-name-complex="DejaVu Sans" style:font-size-complex="6.80000019073486pt" style:language-complex="en" style:country-complex="US"/>
    </style:style>
    <style:style style:name="ce15" style:family="table-cell" style:parent-style-name="Default" style:data-style-name="N10100">
      <style:table-cell-properties style:text-align-source="fix" style:repeat-content="false" fo:wrap-option="wrap" fo:border="0.51pt solid #000000" style:vertical-align="top"/>
      <style:paragraph-properties fo:text-align="start"/>
      <style:text-properties style:font-name="FreeSans" fo:font-size="12pt" fo:language="none" fo:country="none" style:font-name-asian="FreeSans" style:font-size-asian="12pt" style:language-asian="none" style:country-asian="none" style:font-name-complex="DejaVu Sans" style:font-size-complex="6.80000019073486pt" style:language-complex="en" style:country-complex="US"/>
    </style:style>
    <style:style style:name="ce4" style:family="table-cell" style:parent-style-name="Default" style:data-style-name="N10100">
      <style:table-cell-properties style:text-align-source="fix" style:repeat-content="false" fo:wrap-option="wrap" fo:border="0.51pt solid #000000" style:vertical-align="top"/>
      <style:paragraph-properties fo:text-align="start"/>
      <style:text-properties style:font-name="FreeSans" fo:font-size="12pt" style:font-size-asian="12pt" style:font-size-complex="12pt"/>
    </style:style>
    <style:style style:name="ce7" style:family="table-cell" style:parent-style-name="Default" style:data-style-name="N10002">
      <style:table-cell-properties style:text-align-source="fix" style:repeat-content="false" fo:wrap-option="wrap" fo:border="0.51pt solid #000000" style:vertical-align="top"/>
      <style:paragraph-properties fo:text-align="center"/>
      <style:text-properties style:font-name="FreeSans" fo:font-size="12pt" style:font-size-asian="12pt" style:font-size-complex="12pt"/>
    </style:style>
    <style:style style:name="ce8" style:family="table-cell" style:parent-style-name="Default" style:data-style-name="N10002">
      <style:table-cell-properties style:text-align-source="fix" style:repeat-content="false" fo:wrap-option="wrap" fo:border="0.51pt solid #000000" style:vertical-align="top"/>
      <style:paragraph-properties fo:text-align="center"/>
      <style:text-properties style:font-name="FreeSans" fo:font-size="12pt" style:font-name-asian="Noto Sans CJK SC Regular" style:font-size-asian="12pt" style:font-name-complex="FreeSans1" style:font-size-complex="12pt"/>
    </style:style>
    <style:style style:name="ce9" style:family="table-cell" style:parent-style-name="Default" style:data-style-name="N10037">
      <style:table-cell-properties style:text-align-source="fix" style:repeat-content="false" fo:wrap-option="wrap" fo:border="0.51pt solid #000000" style:vertical-align="top"/>
      <style:paragraph-properties fo:text-align="center"/>
      <style:text-properties style:font-name="FreeSans" fo:font-size="12pt" style:font-size-asian="12pt" style:font-size-complex="12pt"/>
    </style:style>
    <style:style style:name="ce10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style:font-name="FreeSans" fo:font-size="12pt"/>
    </style:style>
    <style:style style:name="T1" style:family="text">
      <style:text-properties fo:font-size="12pt" style:letter-kerning="true" fo:language="none" fo:country="none" style:language-asian="none" style:country-asian="none" style:font-name-asian="FreeSans" style:font-size-asian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number-columns-repeated="2" table:default-cell-style-name="ce7"/>
        <table:table-column table:style-name="co5" table:default-cell-style-name="ce9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3" office:value-type="string" calcext:value-type="string">
            <text:p>Виріб, матеріал або послуга</text:p>
          </table:table-cell>
          <table:table-cell table:style-name="ce1" office:value-type="string" calcext:value-type="string">
            <text:p>Кількість</text:p>
          </table:table-cell>
          <table:table-cell table:style-name="ce1" office:value-type="string" calcext:value-type="string">
            <text:p>Ціна, грн</text:p>
          </table:table-cell>
          <table:table-cell table:style-name="ce1" office:value-type="string" calcext:value-type="string">
            <text:p>Вартість, грн</text:p>
          </table:table-cell>
          <table:table-cell table:style-name="ce1" office:value-type="string" calcext:value-type="string">
            <text:p>Дата покупки</text:p>
          </table:table-cell>
          <table:table-cell table:style-name="ce10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<text:span text:style-name="T1">Гібридний інвертор Must Power Systems PH18 MPPT 5048/60A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0800" calcext:value-type="float">
            <text:p>20800,00</text:p>
          </table:table-cell>
          <table:table-cell table:formula="of:=[.C2]*[.D2]" office:value-type="float" office:value="20800" calcext:value-type="float">
            <text:p>20800,00</text:p>
          </table:table-cell>
          <table:table-cell office:value-type="date" office:date-value="2017-06-20" calcext:value-type="date">
            <text:p>20.06.17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<text:span text:style-name="T1">Акумуляторна батарея TOYAMA NPS100-12</text:span>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5200" calcext:value-type="float">
            <text:p>5200,00</text:p>
          </table:table-cell>
          <table:table-cell table:formula="of:=[.C3]*[.D3]" office:value-type="float" office:value="10400" calcext:value-type="float">
            <text:p>10400,00</text:p>
          </table:table-cell>
          <table:table-cell office:value-type="date" office:date-value="2017-06-20" calcext:value-type="date">
            <text:p>20.06.17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<text:span text:style-name="T1">Сонячна батарея Risen RSM40-8-400M</text:span></text:p>
          </table:table-cell>
          <table:table-cell office:value-type="float" office:value="9" calcext:value-type="float">
            <text:p>9</text:p>
          </table:table-cell>
          <table:table-cell office:value-type="float" office:value="6624" calcext:value-type="float">
            <text:p>6624,00</text:p>
          </table:table-cell>
          <table:table-cell table:formula="of:=[.C4]*[.D4]" office:value-type="float" office:value="59616" calcext:value-type="float">
            <text:p>59616,00</text:p>
          </table:table-cell>
          <table:table-cell office:value-type="date" office:date-value="2022-09-04" calcext:value-type="date">
            <text:p>04.09.22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Комплект кріплень:</text:p>
            <text:p>Рейка монтажна 3,5 м 4 шт.</text:p>
            <text:p>Кронштейн встановлення рейки на дах 16 шт.</text:p>
            <text:p>Проміжний прижим 6 шт.</text:p>
            <text:p>Кінцевий прижим (30 мм) 8 шт.</text:p>
          </table:table-cell>
          <table:table-cell office:value-type="float" office:value="1" calcext:value-type="float">
            <text:p>1</text:p>
          </table:table-cell>
          <table:table-cell office:value-type="float" office:value="8073" calcext:value-type="float">
            <text:p>8073,00</text:p>
          </table:table-cell>
          <table:table-cell table:formula="of:=[.C5]*[.D5]" office:value-type="float" office:value="8073" calcext:value-type="float">
            <text:p>8073,00</text:p>
          </table:table-cell>
          <table:table-cell office:value-type="date" office:date-value="2022-09-04" calcext:value-type="date">
            <text:p>04.09.2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Вимикач-роз'єднувач під запобіжники e.fuse.VR.160</text:p>
          </table:table-cell>
          <table:table-cell office:value-type="float" office:value="1" calcext:value-type="float">
            <text:p>1</text:p>
          </table:table-cell>
          <table:table-cell office:value-type="float" office:value="888.53" calcext:value-type="float">
            <text:p>888,53</text:p>
          </table:table-cell>
          <table:table-cell table:formula="of:=[.C6]*[.D6]" office:value-type="float" office:value="888.53" calcext:value-type="float">
            <text:p>888,53</text:p>
          </table:table-cell>
          <table:table-cell office:value-type="date" office:date-value="2022-11-01" calcext:value-type="date">
            <text:p>01.11.22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Плавка вставка запобіжника ППНИ-33, габарит 00С, 160 А, IEK </text:p>
          </table:table-cell>
          <table:table-cell office:value-type="float" office:value="1" calcext:value-type="float">
            <text:p>1</text:p>
          </table:table-cell>
          <table:table-cell office:value-type="float" office:value="54.58" calcext:value-type="float">
            <text:p>54,58</text:p>
          </table:table-cell>
          <table:table-cell table:formula="of:=[.C7]*[.D7]" office:value-type="float" office:value="54.58" calcext:value-type="float">
            <text:p>54,58</text:p>
          </table:table-cell>
          <table:table-cell office:value-type="date" office:date-value="2017-06-23" calcext:value-type="date">
            <text:p>23.06.17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ПЗІП ОПС1-C 1P клас II (C), IEK</text:p>
          </table:table-cell>
          <table:table-cell office:value-type="float" office:value="4" calcext:value-type="float">
            <text:p>4</text:p>
          </table:table-cell>
          <table:table-cell office:value-type="float" office:value="481" calcext:value-type="float">
            <text:p>481,00</text:p>
          </table:table-cell>
          <table:table-cell table:formula="of:=[.C8]*[.D8]" office:value-type="float" office:value="1924" calcext:value-type="float">
            <text:p>1924,00</text:p>
          </table:table-cell>
          <table:table-cell office:value-type="date" office:date-value="2023-07-28" calcext:value-type="date">
            <text:p>28.07.2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Автоматичний вимикач ВА47-60 2P 16 А х-ка C, IEK</text:p>
          </table:table-cell>
          <table:table-cell office:value-type="float" office:value="3" calcext:value-type="float">
            <text:p>3</text:p>
          </table:table-cell>
          <table:table-cell office:value-type="float" office:value="154.32" calcext:value-type="float">
            <text:p>154,32</text:p>
          </table:table-cell>
          <table:table-cell table:formula="of:=[.C9]*[.D9]" office:value-type="float" office:value="462.96" calcext:value-type="float">
            <text:p>462,96</text:p>
          </table:table-cell>
          <table:table-cell office:value-type="date" office:date-value="2023-07-28" calcext:value-type="date">
            <text:p>28.07.23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Провід ПВ-3 10 чорний</text:p>
          </table:table-cell>
          <table:table-cell office:value-type="float" office:value="8" calcext:value-type="float">
            <text:p>8</text:p>
          </table:table-cell>
          <table:table-cell office:value-type="float" office:value="64.368" calcext:value-type="float">
            <text:p>64,37</text:p>
          </table:table-cell>
          <table:table-cell table:formula="of:=[.C10]*[.D10]" office:value-type="float" office:value="514.944" calcext:value-type="float">
            <text:p>514,94</text:p>
          </table:table-cell>
          <table:table-cell office:value-type="date" office:date-value="2023-07-28" calcext:value-type="date">
            <text:p>28.07.23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Провід ПВ-3 10 білий</text:p>
          </table:table-cell>
          <table:table-cell office:value-type="float" office:value="8" calcext:value-type="float">
            <text:p>8</text:p>
          </table:table-cell>
          <table:table-cell office:value-type="float" office:value="64.368" calcext:value-type="float">
            <text:p>64,37</text:p>
          </table:table-cell>
          <table:table-cell table:formula="of:=[.C11]*[.D11]" office:value-type="float" office:value="514.944" calcext:value-type="float">
            <text:p>514,94</text:p>
          </table:table-cell>
          <table:table-cell office:value-type="date" office:date-value="2023-07-28" calcext:value-type="date">
            <text:p>28.07.23</text:p>
          </table:table-cell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Провід ПВ-3 6 жовто-зелений</text:p>
          </table:table-cell>
          <table:table-cell office:value-type="float" office:value="14" calcext:value-type="float">
            <text:p>14</text:p>
          </table:table-cell>
          <table:table-cell office:value-type="float" office:value="40.692" calcext:value-type="float">
            <text:p>40,69</text:p>
          </table:table-cell>
          <table:table-cell table:formula="of:=[.C12]*[.D12]" office:value-type="float" office:value="569.688" calcext:value-type="float">
            <text:p>569,69</text:p>
          </table:table-cell>
          <table:table-cell office:value-type="date" office:date-value="2023-07-28" calcext:value-type="date">
            <text:p>28.07.23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Провід KBE solar, червоний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,00</text:p>
          </table:table-cell>
          <table:table-cell table:formula="of:=[.C13]*[.D13]" office:value-type="float" office:value="759" calcext:value-type="float">
            <text:p>759,00</text:p>
          </table:table-cell>
          <table:table-cell office:value-type="date" office:date-value="2023-07-28" calcext:value-type="date">
            <text:p>28.07.23</text:p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Провід KBE solar, чорний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,00</text:p>
          </table:table-cell>
          <table:table-cell table:formula="of:=[.C14]*[.D14]" office:value-type="float" office:value="693" calcext:value-type="float">
            <text:p>693,00</text:p>
          </table:table-cell>
          <table:table-cell office:value-type="date" office:date-value="2023-07-28" calcext:value-type="date">
            <text:p>28.07.23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кумуляторна батарея TOYAMA NPS100-12 (заміна)</text:p>
          </table:table-cell>
          <table:table-cell office:value-type="float" office:value="1" calcext:value-type="float">
            <text:p>1</text:p>
          </table:table-cell>
          <table:table-cell office:value-type="float" office:value="7399" calcext:value-type="float">
            <text:p>7399,00</text:p>
          </table:table-cell>
          <table:table-cell table:formula="of:=[.C15]*[.D15]" office:value-type="float" office:value="7399" calcext:value-type="float">
            <text:p>7399,00</text:p>
          </table:table-cell>
          <table:table-cell office:value-type="date" office:date-value="2024-06-06" calcext:value-type="date">
            <text:p>06.06.2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Разом</text:p>
          </table:table-cell>
          <table:table-cell table:number-columns-repeated="2"/>
          <table:table-cell table:formula="of:=SUM([.E2:.E15])" office:value-type="float" office:value="112669.646" calcext:value-type="float">
            <text:p>112669,65</text:p>
          </table:table-cell>
          <table:table-cell table:number-columns-repeated="1019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8P0" style:volatile="true" number:language="uk" number:country="UA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108" number:language="uk" number:country="UA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/00/0000</text:date>, <text:time style:data-style-name="N2" text:time-value="23:37:02.6607176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